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ylfaen" svg:font-family="Sylfae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style:text-underline-style="none"/>
    </style:style>
    <style:style style:name="T3" style:family="text">
      <style:text-properties style:text-underline-style="none"/>
    </style:style>
    <style:style style:name="T4" style:family="text">
      <style:text-properties style:font-name="Times New Roman"/>
    </style:style>
    <style:style style:name="T5" style:family="text">
      <style:text-properties style:font-name="Sylfae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CHAPTER 0: Prologue Book 1 of DfL</text:p>
      <text:p text:style-name="Standard"/>
      <text:p text:style-name="Standard">Dis b<text:span text:style-name="T1">uo</text:span>ch sol man gerne enpfan, wan got sprichet</text:p>
      <text:p text:style-name="Standard">selber die wort.</text:p>
      <text:p text:style-name="Standard"/>
      <text:p text:style-name="Standard">Dis buoch das sende ich nun ze botten allen geistlichen l<text:span text:style-name="T1">u</text:span>ten,</text:p>
      <text:p text:style-name="Standard">beid<text:span text:style-name="T1">u</text:span> boesen und guoten, wand wen die s<text:span text:style-name="T1">u</text:span>le vallent, so mag das</text:p>
      <text:p text:style-name="Standard">werk n<text:span text:style-name="T1">u</text:span>t gestan, und ez bezeichent alleine mich, und meldet</text:p>
      <text:p text:style-name="Standard">loblieh mine heimlichkeit. Alle die dis buoch wellen vernemen</text:p>
      <text:p text:style-name="Standard">die soellent es ze n<text:span text:style-name="T1">u</text:span>n malen lesen.</text:p>
      <text:p text:style-name="Standard"/>
      <text:p text:style-name="Standard">Dis buoch heisset ein vliessendes lieht der gotheit.</text:p>
      <text:p text:style-name="Standard"/>
      <text:p text:style-name="Standard">Eia, herre got, wer hat dis buoch gemachet. Ich han es</text:p>
      <text:p text:style-name="Standard">gemachet an miner unmaht, wan ich mich an miner gabe n<text:span text:style-name="T1">u</text:span>t</text:p>
      <text:p text:style-name="Standard">enthalten mag. Eya herre, wie sol dis buoch heissen, alleine ze</text:p>
      <text:p text:style-name="Standard">dinen eren ? Es sol heissen : ein vliessende lieht miner gotheit, </text:p>
      <text:p text:style-name="Standard">in all<text:span text:style-name="T1">u</text:span> die herzen die da lebent ane valscheit.</text:p>
      <text:p text:style-name="Standard"/>
      <text:p text:style-name="Standard">CHAPTER 1: Book 1 of DfL</text:p>
      <text:p text:style-name="Standard"/>
      <text:p text:style-name="Standard">Wie die minne und die k<text:span text:style-name="T1">u</text:span>neginne zesamene sprachen.</text:p>
      <text:p text:style-name="Standard"/>
      <text:p text:style-name="Standard">Die sele kam zuo der minne</text:p>
      <text:p text:style-name="Standard">Und gruoste si mit tieffen sinnen</text:p>
      <text:p text:style-name="Standard">Und sprach : Got gruosse <text:span text:style-name="T1">u</text:span>ch vro minne.</text:p>
      <text:p text:style-name="Standard">Got lone uch, liebe vro k<text:span text:style-name="T1">u</text:span>neginne.</text:p>
      <text:p text:style-name="Standard">Vro minne ir sint sere vollekomen.</text:p>
      <text:p text:style-name="Standard">Vro k<text:span text:style-name="T1">u</text:span>neginne, des bin ich allen dingen oben.</text:p>
      <text:p text:style-name="Standard">Vro minne, ir hant manig jar gerungen,</text:p>
      <text:p text:style-name="Standard">E ir habint die hohen drivaltekeit dar zuo betwungen,</text:p>
      <text:p text:style-name="Standard">Das s<text:span text:style-name="T1">u</text:span> sich hat alzemale gegossen</text:p>
      <text:p text:style-name="Standard">In Marien demuetigen maget<text:span text:style-name="T1">uo</text:span>m.</text:p>
      <text:p text:style-name="Standard">Frowe k<text:span text:style-name="T1">u</text:span>neginne, das ist <text:span text:style-name="T1">u</text:span>wer ere und vrome.</text:p>
      <text:p text:style-name="Standard">Fro minne, ir hant mir alles benomen</text:p>
      <text:p text:style-name="Standard">Alles das ich in ertrich je gewan.</text:p>
      <text:p text:style-name="Standard">Frowe k<text:span text:style-name="T1">u</text:span>neginne, ir hant einen seligen wehsel getan.</text:p>
      <text:p text:style-name="Standard">Frowe minne, ir hant mir benomen mine kintheit.</text:p>
      <text:p text:style-name="Standard">Frowe k<text:span text:style-name="T1">u</text:span>neginne, dawider han ich uch gegeben himelische vriheit.</text:p>
      <text:p text:style-name="Standard">Frowe minne, ir hant mir benomen alle mine jugent.</text:p>
      <text:p text:style-name="Standard">Frowe k<text:span text:style-name="T1">u</text:span>neginne, da wider han ich uch gegeben manig helige tugent.</text:p>
      <text:p text:style-name="Standard">Frowe minne, ir hant mir benomen guot fr<text:span text:style-name="T1">unde</text:span> und mage.</text:p>
      <text:p text:style-name="Standard">Eia frowe k<text:span text:style-name="T1">u</text:span>neginne, das ist ein snoed<text:span text:style-name="T1">u</text:span> klage.</text:p>
      <text:p text:style-name="Standard">Frowe minne ir hant mir benomen die weit, weltlich ere und allen weltlichen richtuom.</text:p>
      <text:p text:style-name="Standard">Frowe k<text:span text:style-name="T1">u</text:span>neginne, das wil ich <text:span text:style-name="T1">u</text:span>ch in einer stunde mit dem heiligen geiste nach allem <text:span text:style-name="T1">uweren</text:span> willen in ertrich gelten.</text:p>
      <text:p text:style-name="Standard">Frowe minne, ir hant mich also sere betwungen, das min licham ist komen in sunderlich krankheit.</text:p>
      <text:p text:style-name="Standard">Frowe k<text:span text:style-name="T1">u</text:span>neginne, dawider han ich <text:span text:style-name="T1">u</text:span>ch gegeben manig hohe bekantheit.</text:p>
      <text:p text:style-name="Standard"><text:soft-page-break/>Frowe minne, ir hant verzert min fleisch und min bluot.</text:p>
      <text:p text:style-name="Standard">Frowe k<text:span text:style-name="T1">u</text:span>neginne, damit sint ir gel<text:span text:style-name="T1">u</text:span>tert und gezogen in got.</text:p>
      <text:p text:style-name="Standard">Frowe minne, <text:span text:style-name="T1">u</text:span>r sint ein roberinne, denoch sont ir mir gelten.</text:p>
      <text:p text:style-name="Standard">Frowe k<text:span text:style-name="T1">u</text:span>neginne, do nement reht mich selben.</text:p>
      <text:p text:style-name="Standard">Frowe minne, nu hant ir mir vergolten hundert valt in ertriche.</text:p>
      <text:p text:style-name="Standard">Frowe k<text:span text:style-name="T1">u</text:span>neginne, noch hant ir ze vordernde got und alle sine riche.</text:p>
      <text:p text:style-name="Standard"/>
      <text:p text:style-name="Standard">CHAPTER 2: Book 1 of DfL</text:p>
      <text:p text:style-name="P1"/>
      <text:p text:style-name="Standard">Von drien personen und von drien gaben.</text:p>
      <text:p text:style-name="Standard"/>
      <text:p text:style-name="Standard">Der ware gottes guots, der da kumet von dem himelschen</text:p>
      <text:p text:style-name="Standard">fluot vs dem brunnen der vliessenden drivaltekeit, der hat so grosse</text:p>
      <text:p text:style-name="Standard">kraft, das er dem lichamen benimmet alle sine maht, und machet</text:p>
      <text:p text:style-name="Standard">die sele ir selben offenbar, das si sihet dich selben den heligen</text:p>
      <text:p text:style-name="Standard">gelich und emphahet denne an sich gotlichen schin, so scheidet</text:p>
      <text:p text:style-name="Standard">die sele von dem lichamen mit aller ir macht, wisheite, liebin</text:p>
      <text:p text:style-name="Standard">und gerunge; sunder das minste teil irs lebendes belibet mit</text:p>
      <text:p text:style-name="Standard">dem lichame als in eime suessen schlaffe. So sihet s<text:span text:style-name="T1">u</text:span> einen</text:p>
      <text:p text:style-name="Standard">ganzen got in dri<text:span text:style-name="T1">u</text:span> personen und bekenet die drie personen in</text:p>
      <text:p text:style-name="Standard">eime gotte ungeteilet. So gruesset er si mit der hove sprache</text:p>
      <text:p text:style-name="Standard">die man in dirre kuchin nit vernimet, und kleidet s<text:span text:style-name="T1">u</text:span> mit den</text:p>
      <text:p text:style-name="Standard">kleidern, die man ze den palaste tragen sol und git sich in ir</text:p>
      <text:p text:style-name="Standard">gewalt. So mag s<text:span text:style-name="T1">u </text:span>bitten und vragen was si wil, des wirt si</text:p>
      <text:p text:style-name="Standard">beriht. Warumbe si n<text:span text:style-name="T1">ut </text:span>beriht wirt, das ist d<text:span text:style-name="T1">u</text:span> erste sache von</text:p>
      <text:p text:style-name="Standard">drien. So z<text:span text:style-name="T1">u</text:span>het er si f<text:span text:style-name="T1">u</text:span>rbas an ein heimliche stat. Da muos si</text:p>
      <text:p text:style-name="Standard">f<text:span text:style-name="T1">u</text:span>r nieman bitten noch fragen, wan er wil alleine mit ir spilen</text:p>
      <text:p text:style-name="Standard">ein spil das der lichame n<text:span text:style-name="T1">u</text:span>t weis, noch die doerper bi dem</text:p>
      <text:p text:style-name="Standard">phl<text:span text:style-name="T1">uo</text:span>ge noch die ritter in dem turnei, noch sin minneklichl<text:span text:style-name="T1">u</text:span> m<text:span text:style-name="T1">uo</text:span>ter</text:p>
      <text:p text:style-name="Standard">Maria, der mag si n<text:span text:style-name="T1">u</text:span>t gepflegen da. So swebent si f<text:span text:style-name="T1">u</text:span>rbas an</text:p>
      <text:p text:style-name="Standard">ein wunnenriche stat, da ich n<text:span text:style-name="T1">u</text:span>t vil von sprechen mag noch wil.</text:p>
      <text:p text:style-name="Standard">Es ist ze notlich; ich engetar, wan ich bin ein vil s<text:span text:style-name="T1">u</text:span>ndig moensche.</text:p>
      <text:p text:style-name="Standard">Mer wenne der endelose got die grundelose sele bringet in die</text:p>
      <text:p text:style-name="Standard">hoehin, so verl<text:span text:style-name="T1">u</text:span>ret si das ertrich von dem wunder, und bevindet</text:p>
      <text:p text:style-name="Standard">n<text:span text:style-name="T1">u</text:span>t, das si je in ertrich kam. Wenne das spil allerbest ist, so</text:p>
      <text:p text:style-name="Standard">muos man es lassen. So sprichet der blueinde Got: Junefro, ir</text:p>
      <text:p text:style-name="Standard">muessent <text:span text:style-name="T1">u</text:span>ch neigen, so erschriket si: Herre, nu hast du mir</text:p>
      <text:p text:style-name="Standard">hie so sere verzogen, das ich dich in minem lichamen mit keinem</text:p>
      <text:p text:style-name="Standard">orden mag geloben, sunder das ich ellende lide und gegen dem</text:p>
      <text:p text:style-name="Standard">lichame strite: So sprichet er: Eya, d<text:span text:style-name="T1">u</text:span> lieb<text:span text:style-name="T1">u</text:span> tube, din stimme</text:p>
      <text:p text:style-name="Standard">ist ein seitenspil minen oren; dine wort sint wurtzen minem</text:p>
      <text:p text:style-name="Standard">munde, dine gerunge sint die miltekeit miner gabe. So sprichet</text:p>
      <text:p text:style-name="Standard">s<text:span text:style-name="T1">u</text:span>: Lieber herre, es mus sin als der wirt geb<text:span text:style-name="T1">u</text:span>tet. So ers<text:span text:style-name="T1">ufzet</text:span></text:p>
      <text:p text:style-name="Standard">si mit aller maht, das der lip erweget wirt. So sprichet</text:p>
      <text:p text:style-name="Standard">der licham: Eya frowe, wa bist du nu gewesen? Du kumest</text:p>
      <text:p text:style-name="Standard">so minneklich wider, schoene und creftig, frie und sinnenrich. Din</text:p>
      <text:p text:style-name="Standard">wandelen hat mir benomen minen smak, ruowe, farwe und alle</text:p>
      <text:p text:style-name="Standard">min maht. So sprichet si: Swig, morder, la din klagen sin;</text:p>
      <text:p text:style-name="Standard">ich wil mich iemer h<text:span text:style-name="T1">u</text:span>tten vor dir, das min vient verwundet sie,</text:p>
      <text:p text:style-name="Standard"><text:soft-page-break/>das wirret uns n<text:span text:style-name="T1">u</text:span>t, ich froewe mich sin.</text:p>
      <text:p text:style-name="Standard">Dis ist ein gruos, der hat manige adern, der dringet usser</text:p>
      <text:p text:style-name="Standard">dem vliessenden gotte in die armen, d<text:span text:style-name="T1">u</text:span>rren selen ze allen ziten</text:p>
      <text:p text:style-name="Standard">mit n<text:span text:style-name="T1">u</text:span>wer bekantn<text:span text:style-name="T1">u</text:span>sse, und an <text:span text:style-name="T3">n</text:span><text:span text:style-name="T2">u</text:span><text:span text:style-name="T3">wer</text:span> besch<text:span text:style-name="T1">ov</text:span>wunge, und in</text:p>
      <text:p text:style-name="Standard">sunderliche gebruchunge der n<text:span text:style-name="T1">u</text:span>wer gegenw<text:span text:style-name="T1">u</text:span>rtekeit. Eya sueslicher</text:p>
      <text:p text:style-name="Standard">got, f<text:span text:style-name="T1">u</text:span>rig inwendig, bluegende uswendig; nu du dis den</text:p>
      <text:p text:style-name="Standard">minnesten hast gegeben, mohte ich noch ervarn das leben, das</text:p>
      <text:p text:style-name="Standard">du dinen meisten hast gegeben, darumbe wolt ich dest langer</text:p>
      <text:p text:style-name="Standard">qweln. Disen gruos mag noch muos nieman empfan, er si denne</text:p>
      <text:p text:style-name="Standard">uberkomen und ze nihte worden.</text:p>
      <text:p text:style-name="Standard">In disem gruosse wil ich lebendig sterben;</text:p>
      <text:p text:style-name="Standard">Das moegen mir die blinden heligen niemer verderben.</text:p>
      <text:p text:style-name="Standard">Das sint die da minnent und nit bekennent.</text:p>
      <text:p text:style-name="Standard"/>
      <text:p text:style-name="Standard">CHAPTER 3: Book 1 of DfL</text:p>
      <text:p text:style-name="Standard"/>
      <text:p text:style-name="Standard">Von den megden der sele und von der minne schlage.</text:p>
      <text:p text:style-name="Standard"/>
      <text:p text:style-name="Standard">Alle heilige cristanliche tugende sint der selen megede.</text:p>
      <text:p text:style-name="Standard">Der selen suesser verdrutz claget der minne ir not:</text:p>
      <text:p text:style-name="Standard">Die sele: Eya allerliebeste jungfrowe,</text:p>
      <text:p text:style-name="Standard">Nu hast du lange min kamerin gewesen;</text:p>
      <text:p text:style-name="Standard">Nu sage mir, wie sol ich darane wesen.</text:p>
      <text:p text:style-name="Standard">Du hast mich gejagt, gevangen, gebunden,</text:p>
      <text:p text:style-name="Standard">Und so tief gewundt,</text:p>
      <text:p text:style-name="Standard">Das ich niemer werde gesunt.</text:p>
      <text:p text:style-name="Standard">Du hast mir manigen kulenschlag geben;</text:p>
      <text:p text:style-name="Standard">Sage mir, sol ich ze jungest vor dir genesen?</text:p>
      <text:p text:style-name="Standard">Wirde ich nüt getödet von diner hant?</text:p>
      <text:p text:style-name="Standard">So were mir bas, das ich dich nie hette bekant.</text:p>
      <text:p text:style-name="Standard">Die minne: Das ich dich jagete, das luste mich;</text:p>
      <text:p text:style-name="Standard">Das ich dich vieng, des gerte ich;</text:p>
      <text:p text:style-name="Standard">Das ich dich bant, des froewete ich mich,</text:p>
      <text:p text:style-name="Standard">Do ich dich wundete, do wurde du mit mir vereinet,</text:p>
      <text:p text:style-name="Standard">So ich dir kuline schlege gibe, so wirde ich din gewaltig.</text:p>
      <text:p text:style-name="Standard">Ich han den almehtigen got von dem himelrich getriben</text:p>
      <text:p text:style-name="Standard">Und han ime benomen sin moenschlich leben</text:p>
      <text:p text:style-name="Standard">Und han in mit eren sinem vatter widergegeben.</text:p>
      <text:p text:style-name="Standard">Wie moegest du, snoeder wurm, vor mir genesen.</text:p>
      <text:p text:style-name="Standard">Die sele: Sprich, min keiserinne, ich voerhte ein kleine heimeliche arzenie,</text:p>
      <text:p text:style-name="Standard">Die mir got dikke hat gegeben,</text:p>
      <text:p text:style-name="Standard">Das ich von derselben moege genesen.</text:p>
      <text:p text:style-name="Standard">Die minne: So man die gevangenen n<text:span text:style-name="T1">u</text:span>t wil haben tot,</text:p>
      <text:p text:style-name="Standard">So git man inen wasser und brot.</text:p>
      <text:p text:style-name="Standard">Die artzenie, die dir got dikke hat gegeben,</text:p>
      <text:p text:style-name="Standard">Das ist anders n<text:span text:style-name="T1">u</text:span>t denne ein vristunge in dis moenschliche leben.</text:p>
      <text:p text:style-name="Standard">Swenne aber kumt din ostertag,</text:p>
      <text:p text:style-name="Standard">Und din lichame enpfat den totschlag,</text:p>
      <text:p text:style-name="Standard">So wil ich dich alumbe van</text:p>
      <text:p text:style-name="Standard"><text:soft-page-break/>Und wil dich aldurch gan,</text:p>
      <text:p text:style-name="Standard">Und wil dich dime licham stelen</text:p>
      <text:p text:style-name="Standard">Und wil dich dime liebe geben.</text:p>
      <text:p text:style-name="Standard">Die sele: O minne, disen brief han ich us dinem munde geschriben, nu</text:p>
      <text:p text:style-name="Standard">gib mir frowe din ingesigel.</text:p>
      <text:p text:style-name="Standard">Die minne: Swer got je <text:span text:style-name="T1">u</text:span>ber sich selben liep gewan, der weis wol, wa</text:p>
      <text:p text:style-name="Standard">er das ingesigel nemen sol; es lit zwischent uns zwein.</text:p>
      <text:p text:style-name="Standard">Die sele spricht: Swig liebe, sprich n<text:span text:style-name="T1">u</text:span>t me.</text:p>
      <text:p text:style-name="Standard">Genigen sie dir aller juncfrowen liebeste</text:p>
      <text:p text:style-name="Standard">Von allen creaturen und von mir.</text:p>
      <text:p text:style-name="Standard">Sage minem lieben, das sin bette bereit sie</text:p>
      <text:p text:style-name="Standard">Und das ich minnesiech nach ime bin .</text:p>
      <text:p text:style-name="Standard">Ist dirre brief ze lang, das ist des schult: Ich war in der</text:p>
      <text:p text:style-name="Standard">matten, da ich manigerleige bl<text:span text:style-name="T1">uo</text:span>men vant.</text:p>
      <text:p text:style-name="Standard">Dis ist ein suesse jamer clage: Wer von minne stirbet, den sol</text:p>
      <text:p text:style-name="Standard">man in gotte begraben.</text:p>
      <text:p text:style-name="Standard"/>
      <text:p text:style-name="Standard">CHAPTER 4: Book 1 of DfL</text:p>
      <text:p text:style-name="Standard"/>
      <text:p text:style-name="Standard">Von der hovereise der sele an der sich got wiset.</text:p>
      <text:p text:style-name="Standard"/>
      <text:p text:style-name="Standard">Swenne die arme sele kumet ze hove, so ist si wise und</text:p>
      <text:p text:style-name="Standard">wolgezogen; so siht si iren got vroelichen an. Eya, wie lieplich</text:p>
      <text:p text:style-name="Standard">wirt si da enpfangen. So swiget si und gert unmesseklich sines</text:p>
      <text:p text:style-name="Standard">lobes. So wiset er ir mit grosser gerunge sin goetlich herze.</text:p>
      <text:p text:style-name="Standard">Das ist gelich dem roten golde das da brinnet in eime grossen</text:p>
      <text:p text:style-name="Standard">kolef<text:span text:style-name="T1">u</text:span>re. So t<text:span text:style-name="T1">uo</text:span>t er si in sin gluegendes herze alse sich der</text:p>
      <text:p text:style-name="Standard">hohe f<text:span text:style-name="T1">u</text:span>rste und die kleine dirne alsust behalsent und vereinet</text:p>
      <text:p text:style-name="Standard">sint als wasser und win. So wird si ze nihte und kumet von</text:p>
      <text:p text:style-name="Standard">ir selben, alse si n<text:span text:style-name="T1">u</text:span>t mere moegi, so ist er minnesiech nach ir,</text:p>
      <text:p text:style-name="Standard">als er je was, wann im gat (weder) zu noch abe. So spricht si:</text:p>
      <text:p text:style-name="Standard">herre, du bist min trost, min gerunge, min vliessender brunne,</text:p>
      <text:p text:style-name="Standard">min sunne, und ich bin din spiegel. - Dis ist ein hovereise der</text:p>
      <text:p text:style-name="Standard">minnenden selen, die ane got n<text:span text:style-name="T1">u</text:span>t wesen mag.</text:p>
      <text:p text:style-name="Standard"/>
      <text:p text:style-name="Standard">CHAPTER 5: Book 1 of DfL</text:p>
      <text:p text:style-name="Standard"/>
      <text:p text:style-name="Standard">Von dem qwale und von dem lone der helle.</text:p>
      <text:p text:style-name="Standard"/>
      <text:p text:style-name="Standard">Min licham ist an langer qwale, min sele ist an hoher wunne,</text:p>
      <text:p text:style-name="Standard">wan si hat beschowet unde mit armen umbevangen iren lieben</text:p>
      <text:p text:style-name="Standard">alzemale. Von ime hat si die qwale, die vil arme. So zuechet</text:p>
      <text:p text:style-name="Standard">er si, so vl<text:span text:style-name="T1">u</text:span>set si. Si kan sich n<text:span text:style-name="T1">u</text:span>t enthalten, untz er s<text:span text:style-name="T1">u</text:span> bringet</text:p>
      <text:p text:style-name="Standard">in sich selber. So spreche si gerne und si enmag. So ist si</text:p>
      <text:p text:style-name="Standard">gar verwunden in die wunderlichen drivaltekeit mit hoher einunge.</text:p>
      <text:p text:style-name="Standard">So lat er si ein kleine, das si geron moege. So gert si sines</text:p>
      <text:p text:style-name="Standard">lobes, das kan si nach irem willen n<text:span text:style-name="T1">u</text:span>t vinden. Ja si wolte das</text:p>
      <text:p text:style-name="Standard">er si zu der helle senden wolte, uf das er von allen creaturen</text:p>
      <text:p text:style-name="Standard"><text:span text:style-name="T1">u</text:span>ber unmasse gelobet werde. So sihet si in an und sprichet im</text:p>
      <text:p text:style-name="Standard"><text:soft-page-break/>zu: Herre gip mir dinen segen. So sihet er si an und z<text:span text:style-name="T1">u</text:span>het</text:p>
      <text:p text:style-name="Standard">si wider, und git ir einen gr<text:span text:style-name="T1">uo</text:span>s,</text:p>
      <text:p text:style-name="Standard">Dem der licham sprechen nit m<text:span text:style-name="T1">uo</text:span>s.</text:p>
      <text:p text:style-name="Standard">So spricht der licham zu der sele:</text:p>
      <text:p text:style-name="Standard">Wa bist du gewesen? Ich mag nit me.</text:p>
      <text:p text:style-name="Standard">So spricht die sele: Swig, du bist ein tore.</text:p>
      <text:p text:style-name="Standard">Ich wil mit mime liebe wesen,</text:p>
      <text:p text:style-name="Standard">Soltest du niemer me genesen.</text:p>
      <text:p text:style-name="Standard">Ich bin sin froede, er ist min qwale.</text:p>
      <text:p text:style-name="Standard">Dis ist ir qwale, niemer muesse si genesen.</text:p>
      <text:p text:style-name="Standard">Dise qwale muesse dich bestan,</text:p>
      <text:p text:style-name="Standard">Niemer muesest du ir entgan.</text:p>
      <text:p text:style-name="Standard"/>
      <text:p text:style-name="Standard">CHAPTER 6: Book 1 of DfL</text:p>
      <text:p text:style-name="Standard"/>
      <text:p text:style-name="Standard">Von den n<text:span text:style-name="T1">u</text:span>n koeren wie sie singent</text:p>
      <text:p text:style-name="Standard"/>
      <text:p text:style-name="Standard">Nu hoere, lieb<text:span text:style-name="T1">u</text:span>, hoere mit geistlichen oren, sust singent die</text:p>
      <text:p text:style-name="Standard">nun koere:</text:p>
      <text:p text:style-name="Standard"/>
      <text:p text:style-name="Standard">Wir loben dich herre das du uns hast gesuchet mit diner dem<text:span text:style-name="T1">u</text:span>tikeit:</text:p>
      <text:p text:style-name="Standard">Wir loben dich herre das du uns hast behalten mit diner barmherzekeit.</text:p>
      <text:p text:style-name="Standard">Wir loben dich herre das du uns hast geheret mit diner smahheit.</text:p>
      <text:p text:style-name="Standard">Wir loben dich herre das du uns hast gefueret mit diner miltekeit.</text:p>
      <text:p text:style-name="Standard">Wir loben dich herre das du uns hast geordent mit diner wisheit.</text:p>
      <text:p text:style-name="Standard">Wir loben dich herre das du uns hast beschirmet mit diner gewalt.</text:p>
      <text:p text:style-name="Standard">Wir loben dich herre das du uns hast gehelget mit diner edelkeit.</text:p>
      <text:p text:style-name="Standard">Wir loben dich herre das du uns hast gewisset mit diner heimlichkeit.</text:p>
      <text:p text:style-name="Standard">Wir loben dich herre das du uns hast gehoehet mit diner minne.</text:p>
      <text:p text:style-name="Standard"/>
      <text:p text:style-name="Standard">CHAPTER 7: Book 1 of DfL</text:p>
      <text:p text:style-name="Standard"/>
      <text:p text:style-name="Standard">Von gottes vluch in ahte dingen</text:p>
      <text:p text:style-name="Standard"/>
      <text:p text:style-name="Standard">Ich vl<text:span text:style-name="T1">uo</text:span>che dir: din lichame muesse sterben,</text:p>
      <text:p text:style-name="Standard">Din wort muesse verderben</text:p>
      <text:p text:style-name="Standard">Din <text:span text:style-name="T1">ov</text:span>gen muessen sich schliessen,</text:p>
      <text:p text:style-name="Standard">Din herze muesse vliessen,</text:p>
      <text:p text:style-name="Standard">Din sele muesse stigen,</text:p>
      <text:p text:style-name="Standard">Din licham muesse bliben.</text:p>
      <text:p text:style-name="Standard">Dine moenschliche sinne muessin vergan,</text:p>
      <text:p text:style-name="Standard">Din geist muesse vor der heligen drivaltekeit stan.</text:p>
      <text:p text:style-name="Standard"/>
      <text:p text:style-name="Standard">CHAPTER 8: Book 1 of DfL</text:p>
      <text:p text:style-name="Standard"/>
      <text:p text:style-name="Standard">Der minste lobet got an zehen dingen.</text:p>
      <text:p text:style-name="Standard"/>
      <text:p text:style-name="Standard">O du brennender berg, o du userwelte sunne!</text:p>
      <text:p text:style-name="Standard">O du voller mane, o du grundeloser brunne!</text:p>
      <text:p text:style-name="Standard"><text:soft-page-break/>O du unreichhaft<text:span text:style-name="T1">u</text:span> hoehi, o du klarheit ane masse!</text:p>
      <text:p text:style-name="Standard">O wisheit ane grunt!</text:p>
      <text:p text:style-name="Standard">O barmherzikeit ane hinderunge!</text:p>
      <text:p text:style-name="Standard">O sterki ane widersatzunge!</text:p>
      <text:p text:style-name="Standard">O Crone aller eren!</text:p>
      <text:p text:style-name="Standard">Dich lobet der minste, den du je geschueffe!</text:p>
      <text:p text:style-name="Standard"/>
      <text:p text:style-name="Standard">CHAPTER 9: Book 1 of DfL</text:p>
      <text:p text:style-name="Standard"/>
      <text:p text:style-name="Standard">Mit dr<text:span text:style-name="T1">i</text:span>n dingen wonestu in der hoehin</text:p>
      <text:p text:style-name="Standard"/>
      <text:p text:style-name="Standard">Die da brinent in der waren minne und uf einen steten grunt</text:p>
      <text:p text:style-name="Standard">buwent der warheit und fruht bringen mit vollem huffen des</text:p>
      <text:p text:style-name="Standard">seligen endes, die wonent in der hoehin. Glosa: das ist <text:span text:style-name="T1">u</text:span>ber</text:p>
      <text:p text:style-name="Standard">seraphin.</text:p>
      <text:p text:style-name="Standard"/>
      <text:p text:style-name="Standard">CHAPTER 10: Book 1 of DfL</text:p>
      <text:p text:style-name="Standard"/>
      <text:p text:style-name="Standard">Der got minnet der angesiget dr<text:span text:style-name="T1">i</text:span>n dingen</text:p>
      <text:p text:style-name="Standard"/>
      <text:p text:style-name="Standard">Swelcher moensch die weit <text:span text:style-name="T1">u</text:span>bersiget</text:p>
      <text:p text:style-name="Standard">Und sime lichamen allen unn<text:span text:style-name="T1">u</text:span>tzen willen benimet</text:p>
      <text:p text:style-name="Standard">Und den t<text:span text:style-name="T1">u</text:span>vel <text:span text:style-name="T1">u</text:span>berwindet,</text:p>
      <text:p text:style-name="Standard">Das ist die sele die got minnet.</text:p>
      <text:p text:style-name="Standard">T<text:span text:style-name="T1">uo</text:span>t ir die welt einen stoss,</text:p>
      <text:p text:style-name="Standard">Davon leidet si kleine not.</text:p>
      <text:p text:style-name="Standard">T<text:span text:style-name="T1">uo</text:span>t ir das vleisch einen wank,</text:p>
      <text:p text:style-name="Standard">Davon wirt der geist n<text:span text:style-name="T1">u</text:span>t krank.</text:p>
      <text:p text:style-name="Standard">T<text:span text:style-name="T1">uo</text:span>t ir der t<text:span text:style-name="T1">u</text:span>vel einen blik,</text:p>
      <text:p text:style-name="Standard">Das achtet die sele aber niht;</text:p>
      <text:p text:style-name="Standard">Si minnet und si minnet</text:p>
      <text:p text:style-name="Standard">Und si kan anders nit beginnen.</text:p>
      <text:p text:style-name="Standard"/>
      <text:p text:style-name="Standard">CHAPTER 11: Book 1 of DfL</text:p>
      <text:p text:style-name="Standard"/>
      <text:p text:style-name="Standard">Vier sint an dem strite gottes.</text:p>
      <text:p text:style-name="Standard"/>
      <text:p text:style-name="Standard">O tube ane gallen! O maget ane sere!</text:p>
      <text:p text:style-name="Standard">O Ritter ane wunden! O kneht unverzaget!</text:p>
      <text:p text:style-name="Standard">Das sint die vier die gotte in sinem strite wol behagent.</text:p>
      <text:p text:style-name="Standard"/>
      <text:p text:style-name="Standard">CHAPTER 12: Book 1 of DfL</text:p>
      <text:p text:style-name="Standard"/>
      <text:p text:style-name="Standard">Die sele lobet got an f<text:span text:style-name="T1">u</text:span>nf dingen</text:p>
      <text:p text:style-name="Standard"/>
      <text:p text:style-name="Standard">O keyser aller eren! O Crone aller fuersten!</text:p>
      <text:p text:style-name="Standard">O wisheit aller meistern! O geber aller gabe!</text:p>
      <text:p text:style-name="Standard">O loeser aller gevangnisse.</text:p>
      <text:p text:style-name="Standard"/>
      <text:p text:style-name="Standard"><text:soft-page-break/>CHAPTER 13: Book 1 of DfL</text:p>
      <text:p text:style-name="Standard"/>
      <text:p text:style-name="Standard">Wie got kumet in die sele</text:p>
      <text:p text:style-name="Standard"/>
      <text:p text:style-name="Standard">Ich kum z<text:span text:style-name="T1">uo</text:span> miner lieben</text:p>
      <text:p text:style-name="Standard">Als ein t<text:span text:style-name="T1">ov</text:span>we uf den bl<text:span text:style-name="T1">uo</text:span>men.</text:p>
      <text:p text:style-name="Standard"/>
      <text:p text:style-name="Standard">CHAPTER 14: Book 1 of DfL</text:p>
      <text:p text:style-name="Standard"/>
      <text:p text:style-name="Standard">Wie die sele got enpfahet und lobet</text:p>
      <text:p text:style-name="Standard"/>
      <text:p text:style-name="Standard">Eja froeliche anschowunge! Eya liepliche gr<text:span text:style-name="T1">uo</text:span>s! Eja minnekliche</text:p>
      <text:p text:style-name="Standard">umbehalsunge! Herre din wunder hat mich verwundet,</text:p>
      <text:p text:style-name="Standard">din gnade hat mich verdruket. O du hoher stein, du bist so wol</text:p>
      <text:p text:style-name="Standard">durgraben, in dir mag nieman nisten denne tuben und nahtegal.</text:p>
      <text:p text:style-name="Standard"/>
      <text:p text:style-name="Standard">CHAPTER 15: Book 1 of DfL</text:p>
      <text:p text:style-name="Standard"/>
      <text:p text:style-name="Standard">Wie got die sele enpfahet</text:p>
      <text:p text:style-name="Standard"/>
      <text:p text:style-name="Standard">Siest wilkomen lieb<text:span text:style-name="T1">u</text:span> tube, du hast so sere geflogen in dem</text:p>
      <text:p text:style-name="Standard">ertriche, das dine vedern sint gewahsen in dem himelriche.</text:p>
      <text:p text:style-name="Standard"/>
      <text:p text:style-name="Standard">CHAPTER 16: Book 1 of DfL</text:p>
      <text:p text:style-name="Standard"/>
      <text:p text:style-name="Standard">Got gelichet die sele vier dingen</text:p>
      <text:p text:style-name="Standard"/>
      <text:p text:style-name="Standard">Du smekest als ein wintr<text:span text:style-name="T1">u</text:span>bel, du ruchest als ein balsam,</text:p>
      <text:p text:style-name="Standard">du l<text:span text:style-name="T1">u</text:span>htest als d<text:span text:style-name="T1">u</text:span> sunne, du bist ein z<text:span text:style-name="T1">uo</text:span>nemunge miner hoechsten</text:p>
      <text:p text:style-name="Standard">minne.</text:p>
      <text:p text:style-name="Standard"/>
      <text:p text:style-name="Standard">CHAPTER 17: Book 1 of DfL</text:p>
      <text:p text:style-name="Standard"/>
      <text:p text:style-name="Standard">Die sele lobet got an f<text:span text:style-name="T1">u</text:span>nf dingen</text:p>
      <text:p text:style-name="Standard"/>
      <text:p text:style-name="Standard">O du giessender got an diner gabe!</text:p>
      <text:p text:style-name="Standard">O du vliessender got an diner minne!</text:p>
      <text:p text:style-name="Standard">O du brennender got an diner gerunge!</text:p>
      <text:p text:style-name="Standard">O du smelzender got an der einunge mit dinem liebe!</text:p>
      <text:p text:style-name="Standard">O du ruwender got an minen br<text:span text:style-name="T1">u</text:span>sten, ane die ich n<text:span text:style-name="T1">u</text:span>t wesen mag!</text:p>
      <text:p text:style-name="Standard"/>
      <text:p text:style-name="Standard">CHAPTER 18: Book 1 of DfL</text:p>
      <text:p text:style-name="Standard"/>
      <text:p text:style-name="Standard">Got gelichet die selen f<text:span text:style-name="T1">u</text:span><text:span text:style-name="T4">n</text:span>f dingen</text:p>
      <text:p text:style-name="Standard"/>
      <text:p text:style-name="Standard">O du schoene rose in dem dorne!</text:p>
      <text:p text:style-name="Standard">O du vliegendes bini in dem honge!</text:p>
      <text:p text:style-name="Standard">O du rein<text:span text:style-name="T1">u</text:span> tube an dinem wesende!</text:p>
      <text:p text:style-name="Standard">O du schoen<text:span text:style-name="T1">u</text:span> sunne an dinem schine!</text:p>
      <text:p text:style-name="Standard"><text:soft-page-break/>O du voller mane an dinem stande!</text:p>
      <text:p text:style-name="Standard">Ich mag mich nit von dir gekeren.</text:p>
      <text:p text:style-name="Standard"/>
      <text:p text:style-name="Standard">CHAPTER 19: Book 1 of DfL</text:p>
      <text:p text:style-name="Standard"/>
      <text:p text:style-name="Standard">Got liebkoset mit der sele an sechs dingen</text:p>
      <text:p text:style-name="Standard"/>
      <text:p text:style-name="Standard">Du bist min legerk<text:span text:style-name="T1">u</text:span>ssin, min minnekliches bette, min heimichest<text:span text:style-name="T1">u</text:span></text:p>
      <text:p text:style-name="Standard">r<text:span text:style-name="T1">uo</text:span>we, min tiefeste gerunge, min hoehste ere. Du bist</text:p>
      <text:p text:style-name="Standard">ein lust miner gotheit, ein trost miner moenscheit, ein bach</text:p>
      <text:p text:style-name="Standard">miner hitze.</text:p>
      <text:p text:style-name="Standard"/>
      <text:p text:style-name="Standard">CHAPTER 20: Book 1 of DfL</text:p>
      <text:p text:style-name="Standard"/>
      <text:p text:style-name="Standard">Die sele widerlobet got an sehs dingen</text:p>
      <text:p text:style-name="Standard"/>
      <text:p text:style-name="Standard">Du bist min spiegelberg, ein <text:span text:style-name="T1">ov</text:span>genweide, ein verlust min</text:p>
      <text:p text:style-name="Standard">selbes, ein sturm mines hertzen, ein val und ein verzihunge</text:p>
      <text:p text:style-name="Standard">miner gewalt, min hoehste sicherheit.</text:p>
      <text:p text:style-name="Standard"/>
      <text:p text:style-name="Standard">CHAPTER 21: Book 1 of DfL</text:p>
      <text:p text:style-name="Standard"/>
      <text:p text:style-name="Standard">Von der bekantnisse und von der gebr<text:span text:style-name="T1">û</text:span>chunge</text:p>
      <text:p text:style-name="Standard"/>
      <text:p text:style-name="Standard">Minne ane bekantnisse</text:p>
      <text:p text:style-name="Standard">Dunket die wisen sele ein vinsternisse.</text:p>
      <text:p text:style-name="Standard">Bekantnisse ane gebruchunge</text:p>
      <text:p text:style-name="Standard">Dunket si ein helle pin.</text:p>
      <text:p text:style-name="Standard">Gebruchunge ane mort kan si nit verklagen.</text:p>
      <text:p text:style-name="Standard"/>
      <text:p text:style-name="Standard">CHAPTER 22: Book 1 of DfL</text:p>
      <text:p text:style-name="Standard"/>
      <text:p text:style-name="Standard">Von Sante Marien botschaft und wie ein tugent der andern</text:p>
      <text:p text:style-name="Standard">volget, und wie die sele ein iubilus der drivaltekeit wart</text:p>
      <text:p text:style-name="Standard">gemachot und wie sante Maria alle heligen gesoeget</text:p>
      <text:p text:style-name="Standard">unde noch soeget</text:p>
      <text:p text:style-name="Standard"/>
      <text:p text:style-name="Standard">Der suesse t<text:span text:style-name="T1">ov</text:span>we der unbeginlicher drivaltekeit hat sich gesprenget</text:p>
      <text:p text:style-name="Standard">us dem brunnen der ewigen gotheit in den bl<text:span text:style-name="T5">uo</text:span>men der</text:p>
      <text:p text:style-name="Standard">userwelten maget, und des bl<text:span text:style-name="T1">uo</text:span>men fruht ist ein untoetlich got,</text:p>
      <text:p text:style-name="Standard">und ein toetlich mensche und ein lebende trost des ewigen liebes,</text:p>
      <text:p text:style-name="Standard">und unser loesunge ist br<text:span text:style-name="T1">u</text:span>teg<text:span text:style-name="T1">ov</text:span>m worden. Die brut ist trunken</text:p>
      <text:p text:style-name="Standard">worden von der angesihte des edeln antl<text:span text:style-name="T1">u</text:span>tes. In der groesten</text:p>
      <text:p text:style-name="Standard">sterki kunt si von ir selber, und in der groesten blintheit sihet</text:p>
      <text:p text:style-name="Standard">si allerklarost. In der groesten klarheit ist si beide tot und</text:p>
      <text:p text:style-name="Standard">lebende. Je si lenger tot ist, je si vroelicher lebt. Je si vroelicher</text:p>
      <text:p text:style-name="Standard">lebt, je si mer ervert. Je si miner wirt, je ir me z<text:span text:style-name="T1">uo</text:span>fl<text:span text:style-name="T1">u</text:span>sset.</text:p>
      <text:p text:style-name="Standard">Je si sich mere voerhtet Je si richer wirt je si armer</text:p>
      <text:p text:style-name="Standard">ist. Je si tiefer wonet, je si breiter ist. Je si gebietiger ist,</text:p>
      <text:p text:style-name="Standard"><text:soft-page-break/>je ir wunden tieffer werdent. Je si mer st<text:span text:style-name="T1">u</text:span>rmet, je got minnenklicher</text:p>
      <text:p text:style-name="Standard">gegen ir ist. Je si hoher swebet, je si schoener l<text:span text:style-name="T1">u</text:span>htet</text:p>
      <text:p text:style-name="Standard">von dem gegenblik der gotheit. Je si im naher kunt. Je si mer</text:p>
      <text:p text:style-name="Standard">arbeitet, je si sanfter r<text:span text:style-name="T1">uo</text:span>wet. Je si mer begriffet, je si stiller</text:p>
      <text:p text:style-name="Standard">swiget. Je si luter rueffet, je si grosser wunder wirket mit siner</text:p>
      <text:p text:style-name="Standard">kraft nah ir macht. Je sin lust me wahset, je ir brutloft grosser</text:p>
      <text:p text:style-name="Standard">wirt, je das minnebet enger wirt. Je die umbehalsunge naher</text:p>
      <text:p text:style-name="Standard">gat, je das muntkuessen suesser smekket. Je si sich minneclicher</text:p>
      <text:p text:style-name="Standard">ansehent, je si sich noeter scheident. Je mer er ir gibet, je mer</text:p>
      <text:p text:style-name="Standard">si verzert, je me si hat. Je si demuetteklicher urlop nimt, je e</text:p>
      <text:p text:style-name="Standard">si wider kunt. Je si heisser blibet, je si e entfunket. Je si</text:p>
      <text:p text:style-name="Standard">mere brennet, je si schoener l<text:span text:style-name="T1">u</text:span>htet. Je gottes lob mer gebreitet</text:p>
      <text:p text:style-name="Standard">wirt, je ir girheit groesser blibet.</text:p>
      <text:p text:style-name="Standard">Eya war vart unser loser br<text:span text:style-name="T1">u</text:span>tg<text:span text:style-name="T1">ov</text:span>m in dem jubilus der heligen</text:p>
      <text:p text:style-name="Standard">drivaltekeit. Do got nit me mohte in sich selben, do mahte</text:p>
      <text:p text:style-name="Standard">er die selen und gab sich ir ze eigen von grosser liebi. Wovon</text:p>
      <text:p text:style-name="Standard">bist du gemachet, sele, das du so hohe stigest <text:span text:style-name="T1">u</text:span>ber alle creaturen,</text:p>
      <text:p text:style-name="Standard">und mengest dich in die heligen drivaltekeit unde belibest doch</text:p>
      <text:p text:style-name="Standard">gantz in dir selber? Du hast gesprochen von minem anegenge,</text:p>
      <text:p text:style-name="Standard">nu sage ich dir werlich: Ich bin in derselben stat gemachet</text:p>
      <text:p text:style-name="Standard">von der minne, darumbe mag mich enkein creature nach miner</text:p>
      <text:p text:style-name="Standard">edelen nature getroesten noch entginnen denne allein die minne.</text:p>
      <text:p text:style-name="Standard">Vrowe sant Maria, dis wunders bist du ein m<text:span text:style-name="T1">uo</text:span>ter. Wenne geschach</text:p>
      <text:p text:style-name="Standard">dir das? Do unsers vatter jubilus betruebet wart mit</text:p>
      <text:p text:style-name="Standard">adames valle, also das er m<text:span text:style-name="T1">uo</text:span>ste z<text:span text:style-name="T1">u</text:span>rnen. Do enphieng die</text:p>
      <text:p text:style-name="Standard">ewige wisheit der almehtigen gotheit mit mir den zorn. Do</text:p>
      <text:p text:style-name="Standard">erwelte mich der vatter ze einer brut, das (er) etwas ze minnende</text:p>
      <text:p text:style-name="Standard">hette, wand sin lieb<text:span text:style-name="T1">u</text:span> brut was tot, die edel sele. Und do kos</text:p>
      <text:p text:style-name="Standard">(erkies) mich der sun z<text:span text:style-name="T1">uo</text:span> einer m<text:span text:style-name="T1">uo</text:span>ter, und da enpfieng mich</text:p>
      <text:p text:style-name="Standard">der helig geist ze einer trutinne. Do was ich alleine brut der</text:p>
      <text:p text:style-name="Standard">heligen drivaltekeit und m<text:span text:style-name="T1">uo</text:span>ter der weisen, und tr<text:span text:style-name="T1">uo</text:span>g si f<text:span text:style-name="T1">u</text:span>r gotz</text:p>
      <text:p text:style-name="Standard"><text:span text:style-name="T1">ov</text:span>gen, also das si nit ze male versunken als doch etliche taten.</text:p>
      <text:p text:style-name="Standard">Do ich also m<text:span text:style-name="T1">uo</text:span>ter was maniges edeln kindes, do wurden mine</text:p>
      <text:p text:style-name="Standard">brueste also vol der reinen unbewollener milch der waren milten</text:p>
      <text:p text:style-name="Standard">barmherzekeit, das ich soegete die propheten und die wissagen</text:p>
      <text:p text:style-name="Standard">e denne got geborn wart. Darnach in miner kintheit soegete</text:p>
      <text:p text:style-name="Standard">ich Jesum; f<text:span text:style-name="T1">u</text:span>rbas in miner jugent soegete ich gotz brut die</text:p>
      <text:p text:style-name="Standard">heligen cristanheit bi dem cruetze, das ich also d<text:span text:style-name="T1">u</text:span>rre und</text:p>
      <text:p text:style-name="Standard">jemerlich wart, das das swert der vleischlicher pine Jesu</text:p>
      <text:p text:style-name="Standard">sneit geistlieh in min sele. Do st<text:span text:style-name="T1">uo</text:span>nden offen beide, sine</text:p>
      <text:p text:style-name="Standard">wunden und ir br<text:span text:style-name="T1">u</text:span>ste. Die wunden gussen, die br<text:span text:style-name="T1">u</text:span>ste vlussen</text:p>
      <text:p text:style-name="Standard">also, das lebendig wart die sele und gar gesunt. Do er den</text:p>
      <text:p text:style-name="Standard">blanken roten win gos in iren roten munt, do si alsust us den</text:p>
      <text:p text:style-name="Standard">offen wunden geborn und lebendig wart, do was si kindesch</text:p>
      <text:p text:style-name="Standard">und vil jung. Solte si do nach irem tode und ir gehurt volleklich</text:p>
      <text:p text:style-name="Standard">genesen, so m<text:span text:style-name="T1">uo</text:span>ste gottes m<text:span text:style-name="T1">uo</text:span>ter ir m<text:span text:style-name="T1">uo</text:span>ter und ir amme sin.</text:p>
      <text:p text:style-name="Standard">Gotte, es was und ist wol billich. Got ist ir rehter vatter und</text:p>
      <text:p text:style-name="Standard">si sin reht<text:span text:style-name="T1">u</text:span> br<text:span text:style-name="T1">u</text:span>t, und si ist im an allen iren liden glich Vrowe</text:p>
      <text:p text:style-name="Standard">in dinem alter soegetost du die heligen aposteln mit diner m<text:span text:style-name="T1">uo</text:span>terlichen</text:p>
      <text:p text:style-name="Standard"><text:soft-page-break/>lere und mit dinem creftigen gebette, also das Gott sin</text:p>
      <text:p text:style-name="Standard">ere und sinen willen an inen tete. Vrowe, also soegetestu da</text:p>
      <text:p text:style-name="Standard">und soegest noch die martyrer in iren herzen mit starkem gel<text:span text:style-name="T1">ov</text:span>ben,</text:p>
      <text:p text:style-name="Standard">die bihter mit heliger beschirmunge an iren oren, die megde</text:p>
      <text:p text:style-name="Standard">mit diner k<text:span text:style-name="T1">u</text:span>scheit, die wittewen mit stetekeit, die durehten mit</text:p>
      <text:p text:style-name="Standard">miltekeit, die s<text:span text:style-name="T1">u</text:span><text:span text:style-name="T4">n</text:span>der mit der bittunge.</text:p>
      <text:p text:style-name="Standard">Vrowe, noch m<text:span text:style-name="T1">uo</text:span>st du uns soegen, wan dine brueste sind noch</text:p>
      <text:p text:style-name="Standard">also vol, das du n<text:span text:style-name="T1">u</text:span><text:span text:style-name="T4">t</text:span> maht verdruken. Woltostu nit soegen me,</text:p>
      <text:p text:style-name="Standard">so tete dir die milch vil we. Wann werlich ich han gesehen dine</text:p>
      <text:p text:style-name="Standard">br<text:span text:style-name="T1">u</text:span>ste so vol, das siben stralen gussen, alzemale us von einer</text:p>
      <text:p text:style-name="Standard">br<text:span text:style-name="T1">u</text:span>ste <text:span text:style-name="T1">u</text:span>ber minen lip und <text:span text:style-name="T1">u</text:span>ber min sele. In der stunde benimest</text:p>
      <text:p text:style-name="Standard">du mir ein arbeit, die kein Gotzfr<text:span text:style-name="T1">u</text:span>nt mag getragen</text:p>
      <text:p text:style-name="Standard">one herzeleit. Alsust solt du noch soegen bis an den jungsten</text:p>
      <text:p text:style-name="Standard">tag, so m<text:span text:style-name="T1">uo</text:span>st du ersihen, wan so sint gotz kint und din<text:span text:style-name="T1">u</text:span> kint</text:p>
      <text:p text:style-name="Standard">gewennet uud volle gewahsen in dem ewigen lip. Eja, darnach</text:p>
      <text:p text:style-name="Standard">soellen wir bekennen und sehen in unzellicher lust die milch und</text:p>
      <text:p text:style-name="Standard"><text:span text:style-name="T1">ov</text:span>ch dieselbe brust, die Jesus so dikke hat gekust.</text:p>
      <text:p text:style-name="Standard"/>
      <text:p text:style-name="Standard">CHAPTER 23: Book 1 of DfL</text:p>
      <text:p text:style-name="Standard"/>
      <text:p text:style-name="Standard">Du solt beten, das dich got minne sere dikke unde lange</text:p>
      <text:p text:style-name="Standard">so wirdest du reine, schoene und lange</text:p>
      <text:p text:style-name="Standard"/>
      <text:p text:style-name="Standard">Eya herre, minne mich sere und minne mich dike und lange ;</text:p>
      <text:p text:style-name="Standard">wande je du mich dikker minnest, je ich reiner wirde; je du mich</text:p>
      <text:p text:style-name="Standard">serer minnest, je ich schoener wirde; je du mich langer minnest,</text:p>
      <text:p text:style-name="Standard">je ich heliger wirde hie in ertrich.</text:p>
      <text:p text:style-name="Standard"/>
      <text:p text:style-name="Standard">CHAPTER 24: Book 1 of DfL</text:p>
      <text:p text:style-name="Standard"/>
      <text:p text:style-name="Standard">Wie got antwurtet der sele</text:p>
      <text:p text:style-name="Standard"/>
      <text:p text:style-name="Standard">Das ich dich minne dikke, das han ich von nature, wan ich</text:p>
      <text:p text:style-name="Standard">selbe die minne bin. Das ich dich sere minne, das han ich von</text:p>
      <text:p text:style-name="Standard">miner gerunge, wann ich gere das man mich sere minne.</text:p>
      <text:p text:style-name="Standard">Das ich dich lange minne, das ist von miner ewekeit, wan ich</text:p>
      <text:p text:style-name="Standard">ane ende bin.</text:p>
      <text:p text:style-name="Standard"/>
      <text:p text:style-name="Standard">CHAPTER 25: Book 1 of DfL</text:p>
      <text:p text:style-name="Standard"/>
      <text:p text:style-name="Standard">Von dem wege pine ze lidenne gerne dur got</text:p>
      <text:p text:style-name="Standard"/>
      <text:p text:style-name="Standard">Got leitet sin<text:span text:style-name="T1">u</text:span> kint, die er userwelt hat wunderliche wege.</text:p>
      <text:p text:style-name="Standard">Das ist ein wunderlich weg und ein edel weg und ein helig</text:p>
      <text:p text:style-name="Standard">weg, den Got selber gieng, das ein mensche pine lide ane s<text:span text:style-name="T1">u</text:span>nde</text:p>
      <text:p text:style-name="Standard">und ane schulde. In disem wege froewet sich die sele, die nach</text:p>
      <text:p text:style-name="Standard">got jamerig ist, wan si froewet sich von nature ze irem herren,</text:p>
      <text:p text:style-name="Standard">der dur sine woltat manige pine gelitten hat. Und sin lieber</text:p>
      <text:p text:style-name="Standard">herre der himmelsche vatter gap sinen liebsten sun, das er gepingot</text:p>
      <text:p text:style-name="Standard"><text:soft-page-break/>wart von den heiden, und gemarterot von den juden ane</text:p>
      <text:p text:style-name="Standard">sine schulde. Und ist die zit komen das etlich l<text:span text:style-name="T1">u</text:span>te die geistlich</text:p>
      <text:p text:style-name="Standard">schinent gotz kint pingent am libe und marterent an dem geiste,</text:p>
      <text:p text:style-name="Standard">wan er wil si sinem lieben sune gelichen, der an libe und an</text:p>
      <text:p text:style-name="Standard">sele gepinget wart.</text:p>
      <text:p text:style-name="Standard"/>
      <text:p text:style-name="Standard">CHAPTER 26: Book 1 of DfL</text:p>
      <text:p text:style-name="Standard"/>
      <text:p text:style-name="Standard">In disen weg z<text:span text:style-name="T1">u</text:span>het die sele <text:span text:style-name="T1">i</text:span>r sinne und ist vr<text:span text:style-name="T1">i</text:span></text:p>
      <text:p text:style-name="Standard">ane herzeleit</text:p>
      <text:p text:style-name="Standard"/>
      <text:p text:style-name="Standard">Es ist ein selzen und ein hoher weg, da wandelt d<text:span text:style-name="T1">u</text:span> getr<text:span text:style-name="T1">u</text:span>we</text:p>
      <text:p text:style-name="Standard">sele inne und leitet na ir die sinne, als der sehende t<text:span text:style-name="T1">uo</text:span>t den</text:p>
      <text:p text:style-name="Standard">blinden. In disem weg ist vri die sele und lebt ane herzeleit,</text:p>
      <text:p text:style-name="Standard">wan si wil anders nit denne als ir herre, der all<text:span text:style-name="T1">u</text:span> ding uffen</text:p>
      <text:p text:style-name="Standard">das beste t<text:span text:style-name="T1">uo</text:span>t.</text:p>
      <text:p text:style-name="Standard"/>
      <text:p text:style-name="Standard">CHAPTER 27: Book 1 of DfL</text:p>
      <text:p text:style-name="Standard"/>
      <text:p text:style-name="Standard">Wie du siest widig dis weges und <text:span text:style-name="T1">i</text:span>n behaltest und</text:p>
      <text:p text:style-name="Standard">vollekomen siest</text:p>
      <text:p text:style-name="Standard"/>
      <text:p text:style-name="Standard">Dr<text:span text:style-name="T1">u</text:span> ding machent einen des weges wirdig, das er in erkenne</text:p>
      <text:p text:style-name="Standard">und kome darin. Das erste, das der moensche sich selber</text:p>
      <text:p text:style-name="Standard">twinget in gotte ane alle meisterschaft und die gottesgnade</text:p>
      <text:p text:style-name="Standard">heleklich behalte und willekliche trage, in verzihunge aller</text:p>
      <text:p text:style-name="Standard">dingen nach dez menschen willen. Das ander behaltet den</text:p>
      <text:p text:style-name="Standard">menschen in dem wege das im all<text:span text:style-name="T1">u</text:span> ding ze danke sint ane</text:p>
      <text:p text:style-name="Standard">allein die s<text:span text:style-name="T1">u</text:span>nde. Das dritte machet den menschen vollekomen</text:p>
      <text:p text:style-name="Standard">in dem wege, das man all<text:span text:style-name="T1">u</text:span> ding glichlich gotte ze eren t<text:span text:style-name="T1">uo</text:span>, wan</text:p>
      <text:p text:style-name="Standard">min snoedeste notdurft wil ich got also hohe reiten, als ob ich</text:p>
      <text:p text:style-name="Standard">were in der hohesten contemplacie, da ein mensch inkomen mag;</text:p>
      <text:p text:style-name="Standard">warumbe, (denn) t<text:span text:style-name="T1">uo</text:span>n ich es in einer liebin gotte ze eren, so ist</text:p>
      <text:p text:style-name="Standard">es <text:span text:style-name="T1">á</text:span>lles ein. Swenne ich aber s<text:span text:style-name="T1">u</text:span>nde, so bin ich an disem</text:p>
      <text:p text:style-name="Standard">wege nit.</text:p>
      <text:p text:style-name="Standard"/>
      <text:p text:style-name="Standard">CHAPTER 28: Book 1 of DfL</text:p>
      <text:p text:style-name="Standard"/>
      <text:p text:style-name="Standard">Die minne sol sin mortlich <text:span text:style-name="T1">â</text:span>ne masse <text:span text:style-name="T1">â</text:span>ne underlass,</text:p>
      <text:p text:style-name="Standard">das ist toren torheit</text:p>
      <text:p text:style-name="Standard"/>
      <text:p text:style-name="Standard">Ich froewe mich, das ich minnen m<text:span text:style-name="T1">uo</text:span>s den der mich minnet und</text:p>
      <text:p text:style-name="Standard">gere des, das ich in mortlich minne ane masse und ane underlas:</text:p>
      <text:p text:style-name="Standard">Vroewe dich, min sele, wan din leben ist gestorben von minne</text:p>
      <text:p text:style-name="Standard">dur dich, und minne in so ser, das du moegest sterben dur in, so</text:p>
      <text:p text:style-name="Standard">brennest du jemer mere unverloeschen als ein lebend funke in dem</text:p>
      <text:p text:style-name="Standard">grossen f<text:span text:style-name="T1">u</text:span>re der lebend majestat.</text:p>
      <text:p text:style-name="Standard">So wirst du minnef<text:span text:style-name="T1">u</text:span>res vol,</text:p>
      <text:p text:style-name="Standard">Damit dir hie ist so wol.</text:p>
      <text:p text:style-name="Standard"><text:soft-page-break/>Du darfst mich nit me leren,</text:p>
      <text:p text:style-name="Standard">Ich enmag mich nit von der minne keren;</text:p>
      <text:p text:style-name="Standard">Ich m<text:span text:style-name="T1">uo</text:span>s ir gevangen wesen,</text:p>
      <text:p text:style-name="Standard">Ich mag anders nit geleben.</text:p>
      <text:p text:style-name="Standard">Da si wonet, da mag ich beliben</text:p>
      <text:p text:style-name="Standard">Beide, an tod und an libe.</text:p>
      <text:p text:style-name="Standard">Das ist der toren torheit,</text:p>
      <text:p text:style-name="Standard">Die lebent ane herzeleit.</text:p>
      <text:p text:style-name="Standard"/>
      <text:p text:style-name="Standard">CHAPTER 29: Book 1 of DfL</text:p>
      <text:p text:style-name="Standard"/>
      <text:p text:style-name="Standard">Von der schoeni des br<text:span text:style-name="T1">u</text:span>teg<text:span text:style-name="T1">ov</text:span>mes und wie <text:span text:style-name="T1">i</text:span><text:span text:style-name="T4">m</text:span> die</text:p>
      <text:p text:style-name="Standard">br<text:span text:style-name="T1">u</text:span>tini volgen sol</text:p>
      <text:p text:style-name="Standard"/>
      <text:p text:style-name="Standard">Vide mea sponsa: Sich wie schoene min <text:span text:style-name="T1">ov</text:span>gen sint, wie</text:p>
      <text:p text:style-name="Standard">reht min munt si, wie f<text:span text:style-name="T1">u</text:span>rig min herze ist, wie geringe min</text:p>
      <text:p text:style-name="Standard">hende sint, wie snel min fuesse sint und volge mir. Du solt</text:p>
      <text:p text:style-name="Standard">gemartert werden mit mir, verraten in der abegunst, ges<text:span text:style-name="T1">uo</text:span>chet</text:p>
      <text:p text:style-name="Standard">in der vare, gevangen in dem hasse, gebunden in hoeresagen,</text:p>
      <text:p text:style-name="Standard">din <text:span text:style-name="T1">ov</text:span>gen verbunden das man dir die warheit nit wil bekennen,</text:p>
      <text:p text:style-name="Standard">gehalsschlaget mit dem grimme der welte, f<text:span text:style-name="T1">u</text:span>r gerihte gezogen</text:p>
      <text:p text:style-name="Standard">an der bichte, georschlaget mit der b<text:span text:style-name="T1">uo</text:span>sse, ze herode gesant</text:p>
      <text:p text:style-name="Standard">mit dem spote, entkleidet mit dem ellende, gegeiselt mit dem</text:p>
      <text:p text:style-name="Standard">arm<text:span text:style-name="T1">uo</text:span>te, gekroenet mit bekorunge, augesp<text:span text:style-name="T1">i</text:span>et mit der smahheit,</text:p>
      <text:p text:style-name="Standard">din cr<text:span text:style-name="T1">u</text:span>ze tragen in dem hasse der s<text:span text:style-name="T1">u</text:span>nden, gecr<text:span text:style-name="T1">u</text:span>zegot in verzihunge</text:p>
      <text:p text:style-name="Standard">aller dingen nach dinem willen, genegelt an das cr<text:span text:style-name="T1">u</text:span>ze</text:p>
      <text:p text:style-name="Standard">mit den heligen tugenden, gewundot mit der minne, sterben an</text:p>
      <text:p text:style-name="Standard">dem cr<text:span text:style-name="T1">u</text:span>ze in heliger bestandunge, in din herze gestochen mit</text:p>
      <text:p text:style-name="Standard">steter einunge, von dem cr<text:span text:style-name="T1">u</text:span>ze geloeset in warem sige aller diner</text:p>
      <text:p text:style-name="Standard">vienden, begraben in der unahtbarkeit, uferstan von dem tode</text:p>
      <text:p text:style-name="Standard">in einem heligen ende, ze himel gevarn in einem zuge gotz</text:p>
      <text:p text:style-name="Standard">atemes.</text:p>
      <text:p text:style-name="Standard"/>
      <text:p text:style-name="Standard">CHAPTER 30: Book 1 of DfL</text:p>
      <text:p text:style-name="Standard"/>
      <text:p text:style-name="Standard">Von den siben ziten</text:p>
      <text:p text:style-name="Standard"/>
      <text:p text:style-name="Standard">Mettin: minnen vol in suesse wol.</text:p>
      <text:p text:style-name="Standard">Prime: minnen gere ein suesse swere.</text:p>
      <text:p text:style-name="Standard">Tercie: minnen lust ein suesse turst.</text:p>
      <text:p text:style-name="Standard">Sexte: minnen v<text:span text:style-name="T1">uo</text:span>len ein suesse k<text:span text:style-name="T1">uo</text:span>len.</text:p>
      <text:p text:style-name="Standard">None: minnen tot ein suesse not.</text:p>
      <text:p text:style-name="Standard">Vesper: minnen vliessen ein suesses giessen.</text:p>
      <text:p text:style-name="Standard">Complet: minnen r<text:span text:style-name="T1">uo</text:span>wen ein suesses froewen.</text:p>
      <text:p text:style-name="Standard"/>
      <text:p text:style-name="Standard">CHAPTER 31: Book 1 of DfL</text:p>
      <text:p text:style-name="Standard"/>
      <text:p text:style-name="Standard">Du solt nit ahten smahheit</text:p>
      <text:p text:style-name="Standard"/>
      <text:p text:style-name="Standard"><text:soft-page-break/>Ich wart versmehet sere, do sprach unser herre: la dich</text:p>
      <text:p text:style-name="Standard">nit sere wundern; sit das here drisem vas so sere verworfen und</text:p>
      <text:p text:style-name="Standard">augespiet wart, was sol denne dem essig vas geschehen, da n<text:span text:style-name="T1">u</text:span>t</text:p>
      <text:p text:style-name="Standard">g<text:span text:style-name="T1">uo</text:span>tes inne von im selber ist?</text:p>
      <text:p text:style-name="Standard"/>
      <text:p text:style-name="Standard">CHAPTER 32: Book 1 of DfL</text:p>
      <text:p text:style-name="Standard"/>
      <text:p text:style-name="Standard">Du solt nit ahten <text:span text:style-name="T1">ê</text:span>ren, pine, g<text:span text:style-name="T1">uo</text:span>t, betruebdi an</text:p>
      <text:p text:style-name="Standard">der s<text:span text:style-name="T1">u</text:span>nden</text:p>
      <text:p text:style-name="Standard"/>
      <text:p text:style-name="Standard">So man dir ere b<text:span text:style-name="T1">u</text:span>tet, solt du dich schamen; so man dich</text:p>
      <text:p text:style-name="Standard">pineget, so solt du dich vroewen; so man dir gut t<text:span text:style-name="T1">uo</text:span>t, so solt</text:p>
      <text:p text:style-name="Standard">du dich voerhten; so du wider mich t<text:span text:style-name="T1">uo</text:span>st, so solt du dich betrueben</text:p>
      <text:p text:style-name="Standard">von herzen. Maht du dich nit betrueben, so sich wie sere</text:p>
      <text:p text:style-name="Standard">und wie lange ich dur dich betruebet was.</text:p>
      <text:p text:style-name="Standard"/>
      <text:p text:style-name="Standard">CHAPTER 33: Book 1 of DfL</text:p>
      <text:p text:style-name="Standard"/>
      <text:p text:style-name="Standard">Von der pfr<text:span text:style-name="T1">uo</text:span>nde trost und minne</text:p>
      <text:p text:style-name="Standard"/>
      <text:p text:style-name="Standard">Min sele sprach alsust z<text:span text:style-name="T1">uo</text:span> irem lieben: Herre din miltekeit</text:p>
      <text:p text:style-name="Standard">ist die pruenende mines lichamen wunderliche, dine barmherzigkeit</text:p>
      <text:p text:style-name="Standard">ist der trost miner sele sunderlich. Die minne ist die r<text:span text:style-name="T1">uo</text:span>we</text:p>
      <text:p text:style-name="Standard">mines lebens ewiklich.</text:p>
      <text:p text:style-name="Standard"/>
      <text:p text:style-name="Standard">CHAPTER 34: Book 1 of DfL</text:p>
      <text:p text:style-name="Standard"/>
      <text:p text:style-name="Standard">Du solt sin in der pine ein lamp, ein turtelt<text:span text:style-name="T1">û</text:span>be,</text:p>
      <text:p text:style-name="Standard">ein br<text:span text:style-name="T1">û</text:span>t</text:p>
      <text:p text:style-name="Standard"/>
      <text:p text:style-name="Standard">Du bist min lamp an diner pine.</text:p>
      <text:p text:style-name="Standard">Du bist min turteltube an diner s<text:span text:style-name="T1">u</text:span>fzunge.</text:p>
      <text:p text:style-name="Standard">Du bist min brut an diner beitunge.</text:p>
      <text:p text:style-name="Standard"/>
      <text:p text:style-name="Standard">CHAPTER 35: Book 1 of DfL</text:p>
      <text:p text:style-name="Standard"/>
      <text:p text:style-name="Standard">Die woestin hat zwoelf ding</text:p>
      <text:p text:style-name="Standard"/>
      <text:p text:style-name="Standard">Du solt minnen das niht,</text:p>
      <text:p text:style-name="Standard">Du solt vliehen das iht,</text:p>
      <text:p text:style-name="Standard">Du solt alleine stan</text:p>
      <text:p text:style-name="Standard">Und solt z<text:span text:style-name="T1">uo</text:span> nieman gan.</text:p>
      <text:p text:style-name="Standard">Du solt sere unmuessig sin</text:p>
      <text:p text:style-name="Standard">Und von allen dingen wesen vr<text:span text:style-name="T1">i</text:span>.</text:p>
      <text:p text:style-name="Standard">Du solt die gevangenen enbinden</text:p>
      <text:p text:style-name="Standard">Und die vr<text:span text:style-name="T1">i</text:span>en twingen.</text:p>
      <text:p text:style-name="Standard">Du solt die siechen laben</text:p>
      <text:p text:style-name="Standard">Und solt doch selbe nit haben.</text:p>
      <text:p text:style-name="Standard">Du solt das wasser der pine trinken</text:p>
      <text:p text:style-name="Standard"><text:soft-page-break/>Und das f<text:span text:style-name="T1">u</text:span>r der minne mit dem holtz der tugende entz<text:span text:style-name="T1">u</text:span>nden,</text:p>
      <text:p text:style-name="Standard">So wonest du in der waren wuestenunge.</text:p>
      <text:p text:style-name="Standard"/>
      <text:p text:style-name="Standard">CHAPTER 36: Book 1 of DfL</text:p>
      <text:p text:style-name="Standard"/>
      <text:p text:style-name="Standard">Von der bosheit guetin und wundere</text:p>
      <text:p text:style-name="Standard"/>
      <text:p text:style-name="Standard">Mit der bosheit diner vienden solt du gezieret werden.</text:p>
      <text:p text:style-name="Standard">Mit den tugenden dines herzen solt du geheret werden.</text:p>
      <text:p text:style-name="Standard">Mit dinen g<text:span text:style-name="T1">uo</text:span>ten werken solt du gecroenet werden.</text:p>
      <text:p text:style-name="Standard">Mit <text:span text:style-name="T1">u</text:span>nser zweiger minne solt du gehoehet werden.</text:p>
      <text:p text:style-name="Standard">Mit minen lustlichen wunder solt du geheliget werden.</text:p>
      <text:p text:style-name="Standard"/>
      <text:p text:style-name="Standard">CHAPTER 37: Book 1 of DfL</text:p>
      <text:p text:style-name="Standard"/>
      <text:p text:style-name="Standard">Die sele antwurtet got, das si wirdig s<text:span text:style-name="T1">i</text:span> der gnaden</text:p>
      <text:p text:style-name="Standard"/>
      <text:p text:style-name="Standard">O vil liebe! unschuldiger smacheit lustet mich,</text:p>
      <text:p text:style-name="Standard">Herzeklicher tugenden beger ich,</text:p>
      <text:p text:style-name="Standard">G<text:span text:style-name="T1">uo</text:span>ter werken han ich leider nit,</text:p>
      <text:p text:style-name="Standard">Unser zweiger minne die verderbe ich,</text:p>
      <text:p text:style-name="Standard">Dines schoenen wunders bin ich gar unwirdig.</text:p>
      <text:p text:style-name="Standard"/>
      <text:p text:style-name="Standard">CHAPTER 38: Book 1 of DfL</text:p>
      <text:p text:style-name="Standard"/>
      <text:p text:style-name="Standard">Got ruemet sich das die sele <text:span text:style-name="T1">u</text:span>berwunden hat vier s<text:span text:style-name="T1">u</text:span>nde</text:p>
      <text:p text:style-name="Standard"/>
      <text:p text:style-name="Standard">Unser herre ruemet sich in himelriche</text:p>
      <text:p text:style-name="Standard">Siner minnenden sele, die er hat in ertriche,</text:p>
      <text:p text:style-name="Standard">Und spricht: Sehent wie si kunt gestiegen,</text:p>
      <text:p text:style-name="Standard">Die mich verwundet hat.</text:p>
      <text:p text:style-name="Standard">Sie hat den affen der welt von sich geworfen,</text:p>
      <text:p text:style-name="Standard">Si hat den beren der unk<text:span text:style-name="T1">u</text:span>schi <text:span text:style-name="T1">u</text:span>berwunden,</text:p>
      <text:p text:style-name="Standard">Si hat den loewen der hochmueti under ir fuesse getreten,</text:p>
      <text:p text:style-name="Standard">Si hat dem wolf der girheit sinen rans zerrissen</text:p>
      <text:p text:style-name="Standard">Und kunt gel<text:span text:style-name="T1">ov</text:span>ffen als ein verjageter hirze</text:p>
      <text:p text:style-name="Standard">Nach dem brunnen der ich bin.</text:p>
      <text:p text:style-name="Standard">Si kumet geswungen als ein are</text:p>
      <text:p text:style-name="Standard">Usser der tieffi in die hoehin.</text:p>
      <text:p text:style-name="Standard"/>
      <text:p text:style-name="Standard">CHAPTER 39: Book 1 of DfL</text:p>
      <text:p text:style-name="Standard"/>
      <text:p text:style-name="Standard">Got vraget die sele was s<text:span text:style-name="T1">i</text:span> bringe</text:p>
      <text:p text:style-name="Standard"/>
      <text:p text:style-name="Standard">Du jagest sere in der minne.</text:p>
      <text:p text:style-name="Standard">Sage mir, was bringest du mir, min k<text:span text:style-name="T1">u</text:span>niginne.</text:p>
      <text:p text:style-name="Standard"/>
      <text:p text:style-name="Standard">CHAPTER 40: Book 1 of DfL</text:p>
      <text:p text:style-name="Standard"/>
      <text:p text:style-name="Standard"><text:soft-page-break/>Des antwurt s<text:span text:style-name="T1">i</text:span> <text:span text:style-name="T1">i</text:span>m das besser ist denne vier ding</text:p>
      <text:p text:style-name="Standard"/>
      <text:p text:style-name="Standard">Herre, ich bringe dir mine kleinoeter:</text:p>
      <text:p text:style-name="Standard">Das ist groesser denne die berge, es ist breiter denne die welt,</text:p>
      <text:p text:style-name="Standard">tieffer denne das mer, hoeher denne die wolken, schoener denne die</text:p>
      <text:p text:style-name="Standard">sonne, manigvaltiger denne die sterne; es wiget me denne alles</text:p>
      <text:p text:style-name="Standard">ertrich.</text:p>
      <text:p text:style-name="Standard"/>
      <text:p text:style-name="Standard">CHAPTER 41: Book 1 of DfL</text:p>
      <text:p text:style-name="Standard"/>
      <text:p text:style-name="Standard">Got vraget mit einem lobe, wie das cleinoeter heisse</text:p>
      <text:p text:style-name="Standard"/>
      <text:p text:style-name="Standard">Dein bilde miner gotheit, gehert mit miner menschheit,</text:p>
      <text:p text:style-name="Standard">gezieret mit minem heligen geiste, wie heissent din<text:span text:style-name="T1">u</text:span> kleinoeter?</text:p>
      <text:p text:style-name="Standard"/>
      <text:p text:style-name="Standard">CHAPTER 42: Book 1 of DfL</text:p>
      <text:p text:style-name="Standard"/>
      <text:p text:style-name="Standard">Das cleinoeter heisset des herzen lust</text:p>
      <text:p text:style-name="Standard"/>
      <text:p text:style-name="Standard">Herre, es heisset mins herzen lust, den han ich der welte</text:p>
      <text:p text:style-name="Standard">entzogen, mir selben erhalten und allen creaturen versaget; nu</text:p>
      <text:p text:style-name="Standard">mag ich sin n<text:span text:style-name="T1">u</text:span>t f<text:span text:style-name="T1">û</text:span>rbas getragen. Herre, war sol ich <text:span text:style-name="T1">i</text:span>n legen?</text:p>
      <text:p text:style-name="Standard"/>
      <text:p text:style-name="Standard">CHAPTER 43: Book 1 of DfL</text:p>
      <text:p text:style-name="Standard"/>
      <text:p text:style-name="Standard">Dinen lust leg in die drivaltekeit</text:p>
      <text:p text:style-name="Standard"/>
      <text:p text:style-name="Standard">Dines herzen lust solt du nienar legen denne in min goetlich</text:p>
      <text:p text:style-name="Standard">herze und an min menschlich bruste. Da alleine wirst du getrost</text:p>
      <text:p text:style-name="Standard">und mit minem geiste gek<text:span text:style-name="T1">u</text:span>sset.</text:p>
      <text:p text:style-name="Standard"/>
      <text:p text:style-name="Standard">CHAPTER 44: Book 1 of DfL</text:p>
      <text:p text:style-name="Standard"/>
      <text:p text:style-name="Standard">Von der minne weg an siben dingen, von dr<text:span text:style-name="T1">i</text:span>n kleiden</text:p>
      <text:p text:style-name="Standard">der br<text:span text:style-name="T1">u</text:span>te und vom tanze</text:p>
      <text:p text:style-name="Standard"/>
      <text:p text:style-name="Standard">Got spricht: Eja minnend<text:span text:style-name="T1">u</text:span> sele, wilt du wissen wielich din</text:p>
      <text:p text:style-name="Standard">weg si?</text:p>
      <text:p text:style-name="Standard">D<text:span text:style-name="T1">u</text:span> sele: Ja lieber heliger geist, lere mich es. Also du</text:p>
      <text:p text:style-name="Standard">kumest <text:span text:style-name="T1">u</text:span>ber die not des r<text:span text:style-name="T1">u</text:span>wen und <text:span text:style-name="T1">u</text:span>ber die pine der bihte,</text:p>
      <text:p text:style-name="Standard">und <text:span text:style-name="T1">u</text:span>ber die arbeit der b<text:span text:style-name="T1">uo</text:span>sse, und <text:span text:style-name="T1">u</text:span>ber die liebe der welte,</text:p>
      <text:p text:style-name="Standard">und <text:span text:style-name="T1">u</text:span>ber die bekorunge dez t<text:span text:style-name="T1">u</text:span>vels, und <text:span text:style-name="T1">u</text:span>ber die <text:span text:style-name="T1">u</text:span>berfl<text:span text:style-name="T1">u</text:span>ssekeit</text:p>
      <text:p text:style-name="Standard">des vleisches und <text:span text:style-name="T1">u</text:span>ber den verwassenen eigenen willen, der</text:p>
      <text:p text:style-name="Standard">manig sele zeruggen z<text:span text:style-name="T1">u</text:span>het so sere, das si niemer z<text:span text:style-name="T1">uo</text:span> rehter liebin</text:p>
      <text:p text:style-name="Standard">kunt, und so du alle dine meisten viende hast nidergeschlagen,</text:p>
      <text:p text:style-name="Standard">so bist du also muede, das du denn sprichest: Schoener jungeling,</text:p>
      <text:p text:style-name="Standard">mich lustet din; wa sol ich dich vinden? So sprichet der jungeling:</text:p>
      <text:p text:style-name="Standard">Ich hoere ein stimme,</text:p>
      <text:p text:style-name="Standard">Die lutet ein teil von minnen.</text:p>
      <text:p text:style-name="Standard"><text:soft-page-break/>Ich han si gefriet manigen tag,</text:p>
      <text:p text:style-name="Standard">Das mir die stimme nie geschach.</text:p>
      <text:p text:style-name="Standard">Nu bin ich beweget,</text:p>
      <text:p text:style-name="Standard">Ich m<text:span text:style-name="T1">uo</text:span>s ir engegen.</text:p>
      <text:p text:style-name="Standard">S<text:span text:style-name="T1">u</text:span> ist diejene, die kumber und minne mitenander treit.</text:p>
      <text:p text:style-name="Standard">Des morgens in dem t<text:span text:style-name="T1">ov</text:span>we, das ist die besclossen innekeit,</text:p>
      <text:p text:style-name="Standard">Die erst in die sele g<text:span text:style-name="T1">â</text:span>t.</text:p>
      <text:p text:style-name="Standard">So sprechent ir kamerere, das sint die f<text:span text:style-name="T1">u</text:span>nf sinne:</text:p>
      <text:p text:style-name="Standard">Die sine: Vrowe ir soellent <text:span text:style-name="T1">u</text:span>ch kleiden.</text:p>
      <text:p text:style-name="Standard">Die seele: Liebe, wa sol ich hin?</text:p>
      <text:p text:style-name="Standard">Sinne: Wir han das runen wol vernommen,</text:p>
      <text:p text:style-name="Standard">Der f<text:span text:style-name="T1">u</text:span>rste wil <text:span text:style-name="T1">u</text:span>ch gegen kommen</text:p>
      <text:p text:style-name="Standard">In dem t<text:span text:style-name="T1">ov</text:span>we und in dem schoenen vogelsange.</text:p>
      <text:p text:style-name="Standard">Eja frowe, so sument nit lange.</text:p>
      <text:p text:style-name="Standard">So z<text:span text:style-name="T1">u</text:span>het si an ein hemede der sanften dem<text:span text:style-name="T1">ue</text:span>tikeit, und also</text:p>
      <text:p text:style-name="Standard">demuetig, das si <text:span text:style-name="T1">u</text:span>nder ir nit mag geliden. Dar<text:span text:style-name="T1">ub</text:span>er ein wisses</text:p>
      <text:p text:style-name="Standard">kleit der luteren k<text:span text:style-name="T1">u</text:span>schekeit, und also reine, das si an gedenken,</text:p>
      <text:p text:style-name="Standard">an worten, noch an beruerunge n<text:span text:style-name="T1">u</text:span>t me mag geliden, das si bevlekken</text:p>
      <text:p text:style-name="Standard">moege. So nimet si umbe einen mantel des heligen geruchtes,</text:p>
      <text:p text:style-name="Standard">den si vergolten hat mit allen tugenden.</text:p>
      <text:p text:style-name="Standard">So gat si in den walt der geselleschaft heiliger l<text:span text:style-name="T1">u</text:span>ten. Da</text:p>
      <text:p text:style-name="Standard">singent die allersuesseste nahtegale der getemperten einunge mit</text:p>
      <text:p text:style-name="Standard">gotte tages und nahtes, und manig suesse stimme hoert si da von</text:p>
      <text:p text:style-name="Standard">den vogeln der heligen bekantn<text:span text:style-name="T1">u</text:span>sse. Noch kam der jungeling</text:p>
      <text:p text:style-name="Standard">n<text:span text:style-name="T1">u</text:span>t. Nu sendet si botten us, wan si wil tanzen, und sant umb</text:p>
      <text:p text:style-name="Standard">den gel<text:span text:style-name="T1">ov</text:span>ben abrahe, und umb die gerunge der propheten und</text:p>
      <text:p text:style-name="Standard">umb die k<text:span text:style-name="T1">u</text:span>sche diem<text:span text:style-name="T1">ue</text:span>tekeit unser vr<text:span text:style-name="T1">ov</text:span>wen Sante Marien, und</text:p>
      <text:p text:style-name="Standard">umb alle die helige tugende Jesu christi, und umb alle die</text:p>
      <text:p text:style-name="Standard">fr<text:span text:style-name="T1">u</text:span>mekeit siner userwelten. So wirt da eine schoene loptantzen.</text:p>
      <text:p text:style-name="Standard">So kunt der jungeling und spricht ir z<text:span text:style-name="T1">uo</text:span>: Junkfrowe, alsust</text:p>
      <text:p text:style-name="Standard">fromeklich sont ir nachtantzen, als <text:span text:style-name="T1">uc</text:span>h mine userwelten vorgetantzet</text:p>
      <text:p text:style-name="Standard">hant. So spricht si:</text:p>
      <text:p text:style-name="Standard">Ich mag nit tanzen, herre, du enleitest mich.</text:p>
      <text:p text:style-name="Standard">Wilt du das ich sere springe,</text:p>
      <text:p text:style-name="Standard">So m<text:span text:style-name="T1">uo</text:span>st du selber voran singen.</text:p>
      <text:p text:style-name="Standard">So springe ich in die minne.</text:p>
      <text:p text:style-name="Standard">Von der minne in bekantnisse,</text:p>
      <text:p text:style-name="Standard">Von bekantnisse in gebruchunge,</text:p>
      <text:p text:style-name="Standard">Von gebruchunge <text:span text:style-name="T1">u</text:span>ber alle moenschliche sinne.</text:p>
      <text:p text:style-name="Standard">Da wil ich bliben und will doch v<text:span text:style-name="T1">u</text:span>rbas crisen.</text:p>
      <text:p text:style-name="Standard">(Wie die brut singet) Unde m<text:span text:style-name="T1">uo</text:span>s der jungeling singen alsus</text:p>
      <text:p text:style-name="Standard">dur mich in dich und dur dich von mir gerne mit dir, von dir</text:p>
      <text:p text:style-name="Standard">noete. So sprichet der jungeling: Juncfr<text:span text:style-name="T1">ov</text:span>we, dirre lobetantz</text:p>
      <text:p text:style-name="Standard">ist <text:span text:style-name="T1">u</text:span>ch wol ergangen. Ir s<text:span text:style-name="T1">u</text:span>llent mit der megde sun <text:span text:style-name="T1">u</text:span>wern</text:p>
      <text:p text:style-name="Standard">willen han, wan ir sint nu innenkliche m<text:span text:style-name="T1">ue</text:span>de. Kument ze mittem</text:p>
      <text:p text:style-name="Standard">tage zu dem brunnen schatten in das bette der minne, da soent ir</text:p>
      <text:p text:style-name="Standard"><text:span text:style-name="T1">uc</text:span>h mit im erkuelen. So spricht die jungfr<text:span text:style-name="T1">ov</text:span>we:</text:p>
      <text:p text:style-name="Standard">O herre, das ist <text:span text:style-name="T1">u</text:span>bergros,</text:p>
      <text:p text:style-name="Standard">Das d<text:span text:style-name="T1">u</text:span> ist diner minne genos,</text:p>
      <text:p text:style-name="Standard"><text:soft-page-break/>D<text:span text:style-name="T1">u</text:span> nit minne an ir selber hat,</text:p>
      <text:p text:style-name="Standard">Si werde e von dir beweget.</text:p>
      <text:p text:style-name="Standard">So spricht die sele zu den sinnen, die ire kammerere sint:</text:p>
      <text:p text:style-name="Standard">Nu bin ich ein wile tanzens muede. Wichent mir, ich m<text:span text:style-name="T1">uo</text:span>s gan,</text:p>
      <text:p text:style-name="Standard">do ich mich erk<text:span text:style-name="T1">ue</text:span>le. So sprechent die sinne z<text:span text:style-name="T1">uo</text:span> der sele: Vrowe,</text:p>
      <text:p text:style-name="Standard">wellent ir <text:span text:style-name="T1">u</text:span>ch k<text:span text:style-name="T1">ue</text:span>len in den minne trehnen Sante Maria Magdalene,</text:p>
      <text:p text:style-name="Standard">da mag <text:span text:style-name="T1">u</text:span>ch wol benuegen. Die sele:</text:p>
      <text:p text:style-name="Standard">Swigent, ir herren; ir wissent nit alle was ich meine.</text:p>
      <text:p text:style-name="Standard">Lant mich ungehindert sin;</text:p>
      <text:p text:style-name="Standard">Ich wil ein wenig trinken den ungemengeten win.</text:p>
      <text:p text:style-name="Standard">Sinne: Vr<text:span text:style-name="T1">ov</text:span>we, in der megde k<text:span text:style-name="T1">u</text:span>schikeit</text:p>
      <text:p text:style-name="Standard">Ist die grosse minne bereit.</text:p>
      <text:p text:style-name="Standard">Seele: Das mag wol sin, das enist das hoehste nit an mir,</text:p>
      <text:p text:style-name="Standard">Sinne: In der marterer bl<text:span text:style-name="T1">uo</text:span>te moegent ir <text:span text:style-name="T1">u</text:span>ch sere kuelen.</text:p>
      <text:p text:style-name="Standard">Seele : Ich bin gemartert so manigen tag,</text:p>
      <text:p text:style-name="Standard">Das ich dar nu nit komen mag.</text:p>
      <text:p text:style-name="Standard">Sinne: In dem rate der bihteren wonent reine l<text:span text:style-name="T1">u</text:span>te gerne.</text:p>
      <text:p text:style-name="Standard">Seele: Mit rate wil ich jemer stan,</text:p>
      <text:p text:style-name="Standard">Beide t<text:span text:style-name="T1">uo</text:span>n und lan,</text:p>
      <text:p text:style-name="Standard">Doch mag ich nu dar n<text:span text:style-name="T1">u</text:span>t gan.</text:p>
      <text:p text:style-name="Standard">Sinne: In der aposteln wisheit</text:p>
      <text:p text:style-name="Standard">Vindent ir grosse sicherheit.</text:p>
      <text:p text:style-name="Standard">Seele: Ich han die wisheit bi mir hie,</text:p>
      <text:p text:style-name="Standard">Damit wil ich je zem besten kiesen.</text:p>
      <text:p text:style-name="Standard">Sinne: Vr<text:span text:style-name="T1">ov</text:span>we, die engel sint klar</text:p>
      <text:p text:style-name="Standard">Und schoene minnevar;</text:p>
      <text:p text:style-name="Standard">Went ir <text:span text:style-name="T1">uc</text:span>h kuelen, so hebent <text:span text:style-name="T1">u</text:span>ch dar.</text:p>
      <text:p text:style-name="Standard">Seele: Der engelen wunne t<text:span text:style-name="T1">uo</text:span><text:span text:style-name="T4">t</text:span> mir minnen we,</text:p>
      <text:p text:style-name="Standard">Swenne ich iren herren und minen br<text:span text:style-name="T1">u</text:span>tg<text:span text:style-name="T1">ov</text:span>me nit anseh.</text:p>
      <text:p text:style-name="Standard">Sinne: So kuelent <text:span text:style-name="T1">u</text:span>ch in dem heligen herten leben,</text:p>
      <text:p text:style-name="Standard">Das got johanni baptisten hat gegeben.</text:p>
      <text:p text:style-name="Standard">Seele: Z<text:span text:style-name="T1">uo</text:span> der pine bin ich bereit,</text:p>
      <text:p text:style-name="Standard">Jedoch gat der minne kraft <text:span text:style-name="T1">u</text:span>ber alle arbeit.</text:p>
      <text:p text:style-name="Standard">Sinne: Frowe, went ir <text:span text:style-name="T1">u</text:span>ch minnekliche kuelen,</text:p>
      <text:p text:style-name="Standard">So neigent <text:span text:style-name="T1">u</text:span>ch in der jungfr<text:span text:style-name="T1">ov</text:span>wen schos</text:p>
      <text:p text:style-name="Standard">Ze dem kleinen kint, und sehent und smekent,</text:p>
      <text:p text:style-name="Standard">Wie der engel froede von der ewigen maget</text:p>
      <text:p text:style-name="Standard">Die unnat<text:span text:style-name="T1">u</text:span>rlichen milch s<text:span text:style-name="T1">ov</text:span>g.</text:p>
      <text:p text:style-name="Standard">Seele: Das ist ein kintlich liebi,</text:p>
      <text:p text:style-name="Standard">Das man kint soege und wiege;</text:p>
      <text:p text:style-name="Standard">Ich bin ein vollewachsen br<text:span text:style-name="T1">û</text:span>t,</text:p>
      <text:p text:style-name="Standard">Ich wil gan nach minem tr<text:span text:style-name="T1">û</text:span>t.</text:p>
      <text:p text:style-name="Standard">Sinne: O Frowe, komest du dar,</text:p>
      <text:p text:style-name="Standard">So muessen wir erblinden gar,</text:p>
      <text:p text:style-name="Standard">Wan d<text:span text:style-name="T1">u</text:span> gotheit ist so f<text:span text:style-name="T1">u</text:span>rig heis,</text:p>
      <text:p text:style-name="Standard">Als du selb wol weist,</text:p>
      <text:p text:style-name="Standard">Das alles f<text:span text:style-name="T1">u</text:span>r und alle die gl<text:span text:style-name="T1">uo</text:span>t</text:p>
      <text:p text:style-name="Standard">Das den himmel und alle heligen l<text:span text:style-name="T1">u</text:span>hten t<text:span text:style-name="T1">uo</text:span>t,</text:p>
      <text:p text:style-name="Standard">Und brennen, das ist alles geflossen</text:p>
      <text:p text:style-name="Standard"><text:soft-page-break/>Usser sinem goetlichem ateme,</text:p>
      <text:p text:style-name="Standard">Und von sinem menschlichen munde</text:p>
      <text:p text:style-name="Standard">Von dem rate des heligen geistes;</text:p>
      <text:p text:style-name="Standard">Wie macht da beliben ioch eine stunde?</text:p>
      <text:p text:style-name="Standard">Seele: Der visch mag in dem wasser nit ertrinken,</text:p>
      <text:p text:style-name="Standard">Der vogel in dem lufte nit versinken.</text:p>
      <text:p text:style-name="Standard">Das gold mag in dem f<text:span text:style-name="T1">u</text:span>re nit verderben,</text:p>
      <text:p text:style-name="Standard">Wan es enpf<text:span text:style-name="T1">â</text:span>t da sin klarheit und sin l<text:span text:style-name="T1">u</text:span>htende varwe.</text:p>
      <text:p text:style-name="Standard">Got hat allen creature das gegeben,</text:p>
      <text:p text:style-name="Standard">Das si ir nature pflegen;</text:p>
      <text:p text:style-name="Standard">Wie moehte ich den miner nature widerstan?</text:p>
      <text:p text:style-name="Standard">Ich mueste von allen dingen in got gan,</text:p>
      <text:p text:style-name="Standard">Der min vatter ist von nature,</text:p>
      <text:p text:style-name="Standard">Min br<text:span text:style-name="T1">uo</text:span>der von siner moenscheit,</text:p>
      <text:p text:style-name="Standard">Min br<text:span text:style-name="T1">u</text:span>teg<text:span text:style-name="T1">ov</text:span><text:span text:style-name="T4">m</text:span> von minne</text:p>
      <text:p text:style-name="Standard">Und ich s<text:span text:style-name="T1">i</text:span>n ane anegenge.</text:p>
      <text:p text:style-name="Standard">Went ir, das ich nit enpfinde ire wol?</text:p>
      <text:p text:style-name="Standard">Er kan beide, kreftiglichen brennen und trostliehen kuelen.</text:p>
      <text:p text:style-name="Standard">Nu betruebent <text:span text:style-name="T1">u</text:span>ch nit ze sere.</text:p>
      <text:p text:style-name="Standard">Ir soellent mich noch leren.</text:p>
      <text:p text:style-name="Standard">Swenne ich widerkere,</text:p>
      <text:p text:style-name="Standard">So bedarf ich <text:span text:style-name="T1">u</text:span>wer lere wol,</text:p>
      <text:p text:style-name="Standard">Wan das ertrich ist maniger strikke vol.</text:p>
      <text:p text:style-name="Standard">So gat die allerliebeste z<text:span text:style-name="T1">uo</text:span> dem allerschoenesten in die verholnen</text:p>
      <text:p text:style-name="Standard">kammern der unschuldigen gotheit: da vindet si der minne</text:p>
      <text:p text:style-name="Standard">bette und minne gelas, und gotte und menschliche bereit. So</text:p>
      <text:p text:style-name="Standard">spricht unser herre: Stant, vrowe sele. - Was geb<text:span text:style-name="T1">u</text:span>test du</text:p>
      <text:p text:style-name="Standard">herre? - Ir sont us sin. - Herre, wie sol mir denne geschehen?</text:p>
      <text:p text:style-name="Standard">- Frow sele, ir sint so sere genaturt in mich, das zwischent</text:p>
      <text:p text:style-name="Standard"><text:span text:style-name="T1">u</text:span>ch und mir nihtes nit mag sin. Es enwart nie engel so her,</text:p>
      <text:p text:style-name="Standard">dem das ein stunde wurde gelihen, das <text:span text:style-name="T1">uc</text:span>h eweklich ist gegeben.</text:p>
      <text:p text:style-name="Standard">Darumbe sont ir von <text:span text:style-name="T1">uc</text:span>h legen beide, vorhte und schame</text:p>
      <text:p text:style-name="Standard">und alle uswendig tugent. Mer alleine die ir binen <text:span text:style-name="T1">u</text:span>ch tragent</text:p>
      <text:p text:style-name="Standard">von nature, den sont ir eweklich enpfinden wellen. Das ist</text:p>
      <text:p text:style-name="Standard"><text:span text:style-name="T1">u</text:span>wer edele begerunge und <text:span text:style-name="T1">u</text:span>wer grundelose girheit, die wil ich</text:p>
      <text:p text:style-name="Standard">eweklich erf<text:span text:style-name="T1">u</text:span>llen mit miner endelosen miltekeit.</text:p>
      <text:p text:style-name="Standard">Herre, nu bin ich ein nakent sele,</text:p>
      <text:p text:style-name="Standard">Und du in dir selben ein wolgezieret got.</text:p>
      <text:p text:style-name="Standard">Unser zweiger gemeinschaft</text:p>
      <text:p text:style-name="Standard">Ist das ewige liep ane tot.</text:p>
      <text:p text:style-name="Standard">So geschihet da ein selig stille</text:p>
      <text:p text:style-name="Standard">Nach ir beider wille.</text:p>
      <text:p text:style-name="Standard">Er gibet sich ir und si git sich ime.</text:p>
      <text:p text:style-name="Standard">Was ir nu geschehe das weis si</text:p>
      <text:p text:style-name="Standard">Und des getroeste ich mich.</text:p>
      <text:p text:style-name="Standard">Nu dis mag nit lange stan.</text:p>
      <text:p text:style-name="Standard">Wo zwoei geliebe verholen zesammen koment,</text:p>
      <text:p text:style-name="Standard">Sie muessent dikke ungescheiden von einander gan.</text:p>
      <text:p text:style-name="Standard">Lieber Gottesfr<text:span text:style-name="T1">u</text:span>nd, disen minne weg han ich dir geschriben:</text:p>
      <text:p text:style-name="Standard"><text:soft-page-break/>Got muesse in an din herze geben. Amen.</text:p>
      <text:p text:style-name="Standard"/>
      <text:p text:style-name="Standard">CHAPTER 45: Book 1 of DfL</text:p>
      <text:p text:style-name="Standard"/>
      <text:p text:style-name="Standard">Von ahte tagen in denen vollebraht der propheten gerunge</text:p>
      <text:p text:style-name="Standard"/>
      <text:p text:style-name="Standard">Dis ist ein tag der gerunge und der seligen froeden in der k<text:span text:style-name="T1">u</text:span>ndunge</text:p>
      <text:p text:style-name="Standard">cristi.</text:p>
      <text:p text:style-name="Standard">Dis ist ein tag der r<text:span text:style-name="T1">uo</text:span>we und der liplichen zartekeit in der geburte</text:p>
      <text:p text:style-name="Standard">cristi.</text:p>
      <text:p text:style-name="Standard">Dis ist ein tag der tr<text:span text:style-name="T1">u</text:span>we und de seligen einunge, der hohe Donrstag.</text:p>
      <text:p text:style-name="Standard">Dis ist ein tag der miltekeit und herzeclicher liebi, der stille vritag.</text:p>
      <text:p text:style-name="Standard">Dis ist ein tag der gewalt und froelicher vroede, die urstandunge.</text:p>
      <text:p text:style-name="Standard">Dis ist ein tag des gel<text:span text:style-name="T1">ov</text:span>ben und des elenden jamers, der uffarttag.</text:p>
      <text:p text:style-name="Standard">Dis ist ein tag der warheit und des brennenden trostes, der pfingestag.</text:p>
      <text:p text:style-name="Standard">Dis ist ein tag der rehtekeit und der waren stunde, das jungest gerihte.</text:p>
      <text:p text:style-name="Standard">Dis ist ein wuche, der sollen wir siben tag began Stetegunge.</text:p>
      <text:p text:style-name="Standard">Einen wil unser herre began an dem jungsten tage mit uns allen.</text:p>
      <text:p text:style-name="Standard"/>
      <text:p text:style-name="Standard">CHAPTER 46: Book 1 of DfL</text:p>
      <text:p text:style-name="Standard"/>
      <text:p text:style-name="Standard">Von der manigvaltigen zierde der br<text:span text:style-name="T1">u</text:span>te, und wie si kunt</text:p>
      <text:p text:style-name="Standard">z<text:span text:style-name="T1">uo</text:span> dem br<text:span text:style-name="T1">u</text:span>teg<text:span text:style-name="T1">ov</text:span>me und wielieh ir gesinde ist, das ist n<text:span text:style-name="T1">u</text:span>nvalt</text:p>
      <text:p text:style-name="Standard"/>
      <text:p text:style-name="Standard">Die brut ist gekleidet mit der sunnen und hat den manen</text:p>
      <text:p text:style-name="Standard">under die fuesse getreten, und si ist gekroenet mit der einunge.</text:p>
      <text:p text:style-name="Standard">Si hat ein cappellan, das ist die vorhte, der hat eine guldine r<text:span text:style-name="T1">uo</text:span>te</text:p>
      <text:p text:style-name="Standard">in der hant, das ist die wisheit. Der capellan ist gekleidet mit</text:p>
      <text:p text:style-name="Standard">des lambes bl<text:span text:style-name="T1">uo</text:span>t, und ist mit der ere gekroenet. Und die wisheit</text:p>
      <text:p text:style-name="Standard">ist gekleidet mit der wolsamikeit und ist gekroenet mit der ewekeit.</text:p>
      <text:p text:style-name="Standard">Die brut hat vier jungfr<text:span text:style-name="T1">ov</text:span>wen. Die minne leitet die brut. Die</text:p>
      <text:p text:style-name="Standard">minne ist gekleidet mit der k<text:span text:style-name="T1">u</text:span>schekeit und ist gekroenet mit der</text:p>
      <text:p text:style-name="Standard">wirdekeit. Die ander ist demuetikeit, die haltet die brut, die ist</text:p>
      <text:p text:style-name="Standard">gekleidet mit der unahtbarkeit und ist gekroenet mit der hoehi.</text:p>
      <text:p text:style-name="Standard">Die dritte juncfr<text:span text:style-name="T1">ov</text:span>we das ist r<text:span text:style-name="T1">u</text:span>we, die ist gekleidet mit den</text:p>
      <text:p text:style-name="Standard">wintr<text:span text:style-name="T1">u</text:span>belin und ist gecroenet mit der vroede. Die vierde juncfrowe</text:p>
      <text:p text:style-name="Standard">ist erbarmherzekeit, die ist gekleidet mit der salbe und ist gecroenet</text:p>
      <text:p text:style-name="Standard">mit der wunne. D<text:span text:style-name="T1">u</text:span> zwei tragent der brut den mantel uf,</text:p>
      <text:p text:style-name="Standard">das ist das helige ger<text:span text:style-name="T1">u</text:span>hte. Si hat einen bischof, das ist der</text:p>
      <text:p text:style-name="Standard">gel<text:span text:style-name="T1">ov</text:span>be, der bringet die brut vor den br<text:span text:style-name="T1">u</text:span>teg<text:span text:style-name="T1">ov</text:span>me. Der bischof</text:p>
      <text:p text:style-name="Standard">ist gekleidet mit t<text:span text:style-name="T1">u</text:span>rem gesteine und ist gecroenet mit dem heligen</text:p>
      <text:p text:style-name="Standard">geiste. Der bischof hat zwene ritter, der eine ist die starchekeit,</text:p>
      <text:p text:style-name="Standard">die ist gekleidet mit dem strite und ist gekroenet mit dem sige.</text:p>
      <text:p text:style-name="Standard">Der ander k<text:span text:style-name="T1">uo</text:span>nheit, der ist gekleidet mit gennedikeit und gekroenet</text:p>
      <text:p text:style-name="Standard">mit aller selikeit. Si hat einen kamerer das ist die h<text:span text:style-name="T1">uo</text:span>te,</text:p>
      <text:p text:style-name="Standard">der ist gekleidet mit stetekeit und ist gekroenet mit bestandunge;</text:p>
      <text:p text:style-name="Standard">er treit das lieht vor der brute und treit ir das tepet nach.</text:p>
      <text:p text:style-name="Standard">Das lieht ist vern<text:span text:style-name="T1">u</text:span>nftekeit, die ist gekleidet mit der bescheidenheit</text:p>
      <text:p text:style-name="Standard">und ist gekroenet mit miltekeit. Das tepet ist die helige</text:p>
      <text:p text:style-name="Standard"><text:soft-page-break/>conscientie, die ist gekleidet mit g<text:span text:style-name="T1">uo</text:span>tem willen und ist gekroenet</text:p>
      <text:p text:style-name="Standard">mit gotz behagunge. Si hat einen schenken, das ist die begerunge,</text:p>
      <text:p text:style-name="Standard">die ist gekleidet mit girikeit und ist gekroenet mit vride.</text:p>
      <text:p text:style-name="Standard">Si hat ein spilman, das ist die minnesamkeit. Sin harpfe</text:p>
      <text:p text:style-name="Standard">das ist innikeit; der ist gekleidet mit dem gunste und ist gekroenet</text:p>
      <text:p text:style-name="Standard">mit der helfe. D<text:span text:style-name="T1">u</text:span> brut hat f<text:span text:style-name="T1">u</text:span>nf k<text:span text:style-name="T1">u</text:span>ngrich. Das erste</text:p>
      <text:p text:style-name="Standard">sind die <text:span text:style-name="T1">ov</text:span>gen, die sint gebuwen mit den trehnen und gezieret</text:p>
      <text:p text:style-name="Standard">mit getwange. Das ander ist die gedenke, die sint gebuwen</text:p>
      <text:p text:style-name="Standard">mit dem strite und gezieret mit dem rate. Das dritte ist das</text:p>
      <text:p text:style-name="Standard">sprechen, das ist gebuwen mit der not und ist gezieret mit der</text:p>
      <text:p text:style-name="Standard">tr<text:span text:style-name="T1">u</text:span>we. Das vierde ist das hoeren, das ist gebuwen mit dem</text:p>
      <text:p text:style-name="Standard">gotzworte und ist gezieret mit dem troste. Das f<text:span text:style-name="T1">u</text:span>nfte ist die</text:p>
      <text:p text:style-name="Standard">beruerde, die ist gebuwet mit der gewalt und ist gezieret mit</text:p>
      <text:p text:style-name="Standard">der reinen gewonheit.</text:p>
      <text:p text:style-name="Standard">Dise f<text:span text:style-name="T1">u</text:span>nf k<text:span text:style-name="T1">un</text:span>griche hant einen voget, das ist die schuld,</text:p>
      <text:p text:style-name="Standard">die ist gekleidet mit der bihte und gekroenet mit der b<text:span text:style-name="T1">uo</text:span>sse. So</text:p>
      <text:p text:style-name="Standard">hat er einen rihter, der ist gekleidet mit der discipline und</text:p>
      <text:p text:style-name="Standard">gekroenet mit der gedult. D<text:span text:style-name="T1">u</text:span> brut hat einen s<text:span text:style-name="T1">ov</text:span>mer, das ist</text:p>
      <text:p text:style-name="Standard">der lichame, der ist gezoemet mit der unwirdekeit, und</text:p>
      <text:p text:style-name="Standard">smacheit ist sin f<text:span text:style-name="T1">uo</text:span>ter, und sin stal ist bihte. Der s<text:span text:style-name="T1">ov</text:span>meschrin</text:p>
      <text:p text:style-name="Standard">den er treit ist die unschulde. Die brut hat einen pellelbovivir,</text:p>
      <text:p text:style-name="Standard">das ist die hoffen, die ist gekleidet in die warheit und gekroenet</text:p>
      <text:p text:style-name="Standard">mit dem sange. Si hat einen palmen in der hant, das ist die</text:p>
      <text:p text:style-name="Standard">sege <text:span text:style-name="T1">u</text:span>ber die suende, und ein buehsen in der andern hant, die</text:p>
      <text:p text:style-name="Standard">ist vol gerunge und minne, die wil si iren lieben bringen. Si</text:p>
      <text:p text:style-name="Standard">het einen pfawenh<text:span text:style-name="T1">uo</text:span>t, das ist das gute ger<text:span text:style-name="T1">u</text:span>hte in dem ertrich</text:p>
      <text:p text:style-name="Standard">und hohe ere in dem himelrich. So gat si einen weg, das ist</text:p>
      <text:p text:style-name="Standard">die senftmuetekeit, die ist gekleidet mit dem vliessenden honge</text:p>
      <text:p text:style-name="Standard">und gekroenet mit sicherheit. So singet si denne: Userweltes</text:p>
      <text:p text:style-name="Standard">liep, ich geren din. Du nimest und gibest mir vil mange</text:p>
      <text:p text:style-name="Standard">herzensweri. Joch han ich von dir unsinneliche not. Swenne du</text:p>
      <text:p text:style-name="Standard">herre gebuetest, so wird ich von mir erlost. So sprichet er:</text:p>
      <text:p text:style-name="Standard">Minnekliche liebe, gedenke an die stunde,</text:p>
      <text:p text:style-name="Standard">Da du begriffest den vollen funt,</text:p>
      <text:p text:style-name="Standard">Und la dich nit belangen,</text:p>
      <text:p text:style-name="Standard">Joch han ich ze aller stunt</text:p>
      <text:p text:style-name="Standard">Mit armen dich umbevangen.</text:p>
      <text:p text:style-name="Standard">So spricht unser herre z<text:span text:style-name="T1">uo</text:span> siner userwelten brut: Veni, dilecta</text:p>
      <text:p text:style-name="Standard">mea, veni coronaberis. So git er ir eine crone der warheit,</text:p>
      <text:p text:style-name="Standard">die nieman tragen m<text:span text:style-name="T1">uo</text:span>s denne geistliche l<text:span text:style-name="T1">u</text:span>te. In der krone</text:p>
      <text:p text:style-name="Standard">siht man vier tugende: Wisheit und kumer, gerunge und behaltnisse.</text:p>
      <text:p text:style-name="Standard">Got gebe uns allen die krone! Am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ylfaen" svg:font-family="Sylfae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8-11T13:47:59.03</meta:creation-date>
    <dc:date>2016-09-09T15:55:48.34</dc:date>
    <meta:editing-duration>PT17H7M31S</meta:editing-duration>
    <meta:editing-cycles>228</meta:editing-cycles>
    <meta:generator>OpenOffice/4.1.1$Win32 OpenOffice.org_project/411m6$Build-9775</meta:generator>
    <meta:document-statistic meta:table-count="0" meta:image-count="0" meta:object-count="0" meta:page-count="20" meta:paragraph-count="828" meta:word-count="7158" meta:character-count="39059"/>
  </office:meta>
</office:document-meta>
</file>